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5" style:family="paragraph" style:parent-style-name="Text_20_body">
      <style:paragraph-properties fo:margin-left="0in" fo:margin-right="0in" fo:text-align="justify" style:justify-single-word="false" fo:text-indent="0.1965in" style:auto-text-indent="false"/>
      <style:text-properties fo:color="#0000ff"/>
    </style:style>
    <style:style style:name="P56"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2"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4" style:family="paragraph" style:parent-style-name="Text_20_body">
      <style:paragraph-properties fo:text-align="justify" style:justify-single-word="false"/>
    </style:style>
    <style:style style:name="P75" style:family="paragraph" style:parent-style-name="Text_20_body">
      <style:text-properties fo:language="ru" fo:country="RU"/>
    </style:style>
    <style:style style:name="P76" style:family="paragraph" style:parent-style-name="Text_20_body">
      <loext:graphic-properties draw:fill="solid" draw:fill-color="#eeeeee" draw:opacity="100%"/>
      <style:paragraph-properties fo:background-color="#eeeeee"/>
      <style:text-properties fo:language="ru" fo:country="RU"/>
    </style:style>
    <style:style style:name="P77"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8" style:family="paragraph" style:parent-style-name="Text_20_body">
      <loext:graphic-properties draw:fill="solid" draw:fill-color="#eeeeee" draw:opacity="100%"/>
      <style:paragraph-properties fo:background-color="#eeeeee"/>
    </style:style>
    <style:style style:name="P79" style:family="paragraph" style:parent-style-name="Text_20_body">
      <style:text-properties fo:language="en" fo:country="US"/>
    </style:style>
    <style:style style:name="P80" style:family="paragraph" style:parent-style-name="First_20_line_20_indent">
      <loext:graphic-properties draw:fill="solid" draw:fill-color="#eeeeee" draw:opacity="100%"/>
      <style:paragraph-properties fo:background-color="#eeeeee"/>
      <style:text-properties fo:language="ru" fo:country="RU"/>
    </style:style>
    <style:style style:name="P81"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2" style:family="paragraph" style:parent-style-name="Text_20_body">
      <style:paragraph-properties fo:margin-left="0in" fo:margin-right="0in" fo:text-align="justify" style:justify-single-word="false" fo:text-indent="0in" style:auto-text-indent="false"/>
    </style:style>
    <style:style style:name="P83" style:family="paragraph" style:parent-style-name="Text_20_body">
      <style:paragraph-properties fo:margin-left="0in" fo:margin-right="0in" fo:text-align="justify" style:justify-single-word="false" fo:text-indent="0in" style:auto-text-indent="false"/>
      <style:text-properties fo:color="#800000"/>
    </style:style>
    <style:style style:name="P84"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5" style:family="paragraph" style:parent-style-name="Text_20_body">
      <style:paragraph-properties fo:margin-left="0in" fo:margin-right="0in" fo:text-align="center" style:justify-single-word="false" fo:text-indent="0in" style:auto-text-indent="false"/>
    </style:style>
    <style:style style:name="P86"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4" style:family="paragraph" style:parent-style-name="Footnote">
      <style:paragraph-properties fo:margin-left="0in" fo:margin-right="0in" fo:text-indent="0in" style:auto-text-indent="false"/>
      <style:text-properties fo:language="en" fo:country="US"/>
    </style:style>
    <style:style style:name="P95" style:family="paragraph" style:parent-style-name="Footnote">
      <style:text-properties fo:language="en" fo:country="US"/>
    </style:style>
    <style:style style:name="P96" style:family="paragraph" style:parent-style-name="Footnote">
      <style:text-properties fo:language="ru" fo:country="RU"/>
    </style:style>
    <style:style style:name="P97" style:family="paragraph" style:parent-style-name="Footnote">
      <style:text-properties fo:color="#800000" fo:language="ru" fo:country="RU"/>
    </style:style>
    <style:style style:name="P98" style:family="paragraph" style:parent-style-name="Footnote">
      <style:text-properties style:use-window-font-color="true" fo:language="ru" fo:country="RU"/>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6" style:family="paragraph" style:parent-style-name="Text_20_body" style:list-style-name="L1">
      <style:paragraph-properties fo:text-align="justify" style:justify-single-word="false"/>
    </style:style>
    <style:style style:name="P107" style:family="paragraph" style:parent-style-name="Text_20_body" style:list-style-name="L1">
      <style:paragraph-properties fo:text-align="justify" style:justify-single-word="false"/>
      <style:text-properties fo:language="ru" fo:country="RU"/>
    </style:style>
    <style:style style:name="P108" style:family="paragraph" style:parent-style-name="Text_20_body" style:list-style-name="L2">
      <style:paragraph-properties fo:text-align="justify" style:justify-single-word="false"/>
      <style:text-properties fo:language="ru" fo:country="RU"/>
    </style:style>
    <style:style style:name="P109" style:family="paragraph" style:parent-style-name="Text_20_body" style:list-style-name="L3">
      <style:text-properties fo:language="ru" fo:country="RU"/>
    </style:style>
    <style:style style:name="P11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9ff2f" officeooo:paragraph-rsid="0019ff2f" style:font-style-asian="normal" style:font-style-complex="normal"/>
    </style:style>
    <style:style style:name="P11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9ff2f" officeooo:paragraph-rsid="001d7ca9" style:font-style-asian="normal" style:font-style-complex="normal"/>
    </style:style>
    <style:style style:name="P11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da2f7" officeooo:paragraph-rsid="001da2f7" style:font-style-asian="normal" style:font-style-complex="normal"/>
    </style:style>
    <style:style style:name="P11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8" style:family="paragraph" style:parent-style-name="Heading_20_1">
      <loext:graphic-properties draw:fill="solid" draw:fill-color="#eeeeee" draw:opacity="100%"/>
      <style:paragraph-properties fo:background-color="#eeeeee"/>
    </style:style>
    <style:style style:name="P119" style:family="paragraph" style:parent-style-name="Heading_20_1">
      <style:paragraph-properties fo:margin-left="0in" fo:margin-right="0in" fo:text-align="center" style:justify-single-word="false" fo:text-indent="0.1965in" style:auto-text-indent="false"/>
    </style:style>
    <style:style style:name="P120" style:family="paragraph" style:parent-style-name="Heading_20_2">
      <style:text-properties fo:language="en" fo:country="US"/>
    </style:style>
    <style:style style:name="P121" style:family="paragraph" style:parent-style-name="Heading_20_2">
      <style:text-properties fo:language="ru" fo:country="RU"/>
    </style:style>
    <style:style style:name="P122" style:family="paragraph" style:parent-style-name="Heading_20_2">
      <loext:graphic-properties draw:fill="solid" draw:fill-color="#eeeeee" draw:opacity="100%"/>
      <style:paragraph-properties fo:background-color="#eeeeee"/>
      <style:text-properties fo:language="ru" fo:country="RU"/>
    </style:style>
    <style:style style:name="P123" style:family="paragraph" style:parent-style-name="Heading_20_2">
      <loext:graphic-properties draw:fill="solid" draw:fill-color="#eeeeee" draw:opacity="100%"/>
      <style:paragraph-properties fo:background-color="#eeeeee"/>
    </style:style>
    <style:style style:name="P124"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25"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ru" fo:country="RU" fo:font-style="normal" style:font-style-asian="normal" style:font-style-complex="normal"/>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800000" fo:font-style="normal" style:font-style-asian="normal" style:font-style-complex="normal"/>
    </style:style>
    <style:style style:name="T18" style:family="text">
      <style:text-properties fo:color="#ff6600"/>
    </style:style>
    <style:style style:name="T19" style:family="text">
      <style:text-properties fo:color="#ff6600" fo:language="ru" fo:country="RU"/>
    </style:style>
    <style:style style:name="T20" style:family="text">
      <style:text-properties fo:font-weight="bold" style:font-weight-asian="bold" style:font-weight-complex="bold"/>
    </style:style>
    <style:style style:name="T21" style:family="text">
      <style:text-properties style:use-window-font-color="true"/>
    </style:style>
    <style:style style:name="T22" style:family="text">
      <style:text-properties style:use-window-font-color="true" fo:language="ru" fo:country="RU"/>
    </style:style>
    <style:style style:name="T23" style:family="text">
      <style:text-properties style:use-window-font-color="true" fo:language="ru" fo:country="RU" fo:font-style="normal" style:font-style-asian="normal" style:font-style-complex="normal"/>
    </style:style>
    <style:style style:name="T24" style:family="text">
      <style:text-properties style:use-window-font-color="true" fo:language="ru" fo:country="RU" fo:font-style="normal" fo:font-weight="normal" style:font-style-asian="normal" style:font-weight-asian="normal" style:font-style-complex="normal" style:font-weight-complex="normal"/>
    </style:style>
    <style:style style:name="T25" style:family="text">
      <style:text-properties style:use-window-font-color="true" fo:language="ru" fo:country="RU" fo:font-style="italic" style:font-style-asian="italic" style:font-style-complex="italic"/>
    </style:style>
    <style:style style:name="T26" style:family="text">
      <style:text-properties style:use-window-font-color="true" fo:language="en" fo:country="US"/>
    </style:style>
    <style:style style:name="T27" style:family="text">
      <style:text-properties style:use-window-font-color="true" fo:language="en" fo:country="US" fo:font-style="normal" style:font-style-asian="normal" style:font-style-complex="normal"/>
    </style:style>
    <style:style style:name="T28" style:family="text">
      <style:text-properties style:use-window-font-color="true" fo:language="en" fo:country="US" fo:font-style="normal" fo:background-color="transparent" loext:char-shading-value="0" style:font-style-asian="normal" style:font-style-complex="normal"/>
    </style:style>
    <style:style style:name="T29" style:family="text">
      <style:text-properties style:use-window-font-color="true" fo:font-style="normal" style:font-style-asian="normal" style:font-style-complex="normal"/>
    </style:style>
    <style:style style:name="T30" style:family="text">
      <style:text-properties fo:background-color="transparent" loext:char-shading-value="0"/>
    </style:style>
    <style:style style:name="T31" style:family="text">
      <style:text-properties style:text-position="super 58%"/>
    </style:style>
    <style:style style:name="T32" style:family="text">
      <style:text-properties fo:color="#c5000b"/>
    </style:style>
    <style:style style:name="T33" style:family="text">
      <style:text-properties fo:language="fr" fo:country="FR"/>
    </style:style>
    <style:style style:name="T34" style:family="text">
      <style:text-properties fo:color="#0000ff"/>
    </style:style>
    <style:style style:name="T35" style:family="text">
      <style:text-properties fo:color="#3333ff"/>
    </style:style>
    <style:style style:name="T36" style:family="text">
      <style:text-properties fo:font-style="normal" style:font-style-asian="normal" style:font-style-complex="normal"/>
    </style:style>
    <style:style style:name="T37" style:family="text">
      <style:text-properties fo:color="#0066ff"/>
    </style:style>
    <style:style style:name="T38" style:family="text">
      <style:text-properties fo:color="#0066ff" fo:language="en" fo:country="US" fo:font-style="normal" fo:background-color="transparent" loext:char-shading-value="0" style:font-style-asian="normal" style:font-style-complex="normal"/>
    </style:style>
    <style:style style:name="T39" style:family="text">
      <style:text-properties officeooo:rsid="00173d90"/>
    </style:style>
    <style:style style:name="T40" style:family="text">
      <style:text-properties officeooo:rsid="001a6b29"/>
    </style:style>
    <style:style style:name="T41" style:family="text">
      <style:text-properties officeooo:rsid="001d7ca9"/>
    </style:style>
    <style:style style:name="T42" style:family="text">
      <style:text-properties officeooo:rsid="001f3af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9"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726984131718234712" text:style-name="L1">
        <text:list-item>
          <text:p text:style-name="P106">добавить детектив <text:span text:style-name="T1">(реализовано)</text:span>+ магические уроки/трактаты Старсвирла (реализовано)</text:p>
        </text:list-item>
        <text:list-item>
          <text:p text:style-name="P107">Терра несколько раз пытается убить Макса (один раз — в аквапарке). Несколько раз Макса спасает Селестия (даёт приказы Нексусу)</text:p>
        </text:list-item>
        <text:list-item>
          <text:p text:style-name="P107">Книги:</text:p>
        </text:list-item>
      </text:list>
      <text:list xml:id="list835854074596361772" text:style-name="L2">
        <text:list-item>
          <text:p text:style-name="P108">«Великие грифоны прошлого» - из канона (5<text:span text:style-name="T5">s8e)</text:span></text:p>
        </text:list-item>
        <text:list-item>
          <text:p text:style-name="P108">«Высшие заклинания в повседневном использовании: от песчинки до дворца»</text:p>
        </text:list-item>
        <text:list-item>
          <text:p text:style-name="P108">«Малоизвестные аспекты магии трансформаций»</text:p>
        </text:list-item>
        <text:list-item>
          <text:p text:style-name="P10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8">Дасти Вейфарер «Зебрианская культура, быт и фольклор»</text:p>
        </text:list-item>
        <text:list-item>
          <text:p text:style-name="P108">«Краткая история Эквестрии»</text:p>
        </text:list-item>
        <text:list-item>
          <text:p text:style-name="P108">«Шедевры архитектуры Эквестрии» с разделом о Кантерлотском Королевском Дворце</text:p>
        </text:list-item>
        <text:list-item>
          <text:p text:style-name="P108">«Великие дела и великие чары». Страница 893: …</text:p>
        </text:list-item>
        <text:list-item>
          <text:p text:style-name="P108">«Природа Проклятий» - обмен</text:p>
        </text:list-item>
        <text:list-item>
          <text:p text:style-name="P108">«Магия для Чайников» - обмен</text:p>
        </text:list-item>
        <text:list-item>
          <text:p text:style-name="P108">«Энциклопедия Арканум» - обмен</text:p>
        </text:list-item>
        <text:list-item>
          <text:p text:style-name="P108">«О Гейсах» - обмен</text:p>
        </text:list-item>
        <text:list-item>
          <text:p text:style-name="P108">«Тайны Тайных Наук» - обмен</text:p>
        </text:list-item>
        <text:list-item>
          <text:p text:style-name="P108">«Основы Заклятий» - обмен</text:p>
        </text:list-item>
        <text:list-item>
          <text:p text:style-name="P108"><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2606994797215827040" text:style-name="L3">
        <text:list-item>
          <text:p text:style-name="P10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9">Селестия — переменчивая пони. В одно время не строгая, а в другое может быть такой, что страшно становится</text:p>
        </text:list-item>
        <text:list-item>
          <text:p text:style-name="P10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9">Около 820-ти лет назад будущий маг Лайтнинг Стар поступил на обучение к наставнику Тииспоту</text:p>
        </text:list-item>
        <text:list-item>
          <text:p text:style-name="P10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9">У Селестии грива и хвост развеваются и переливаются от магического шампуня</text:p>
        </text:list-item>
        <text:list-item>
          <text:p text:style-name="P109">Тело Селестии очень крепкое — может выдержать несколько тонн земли</text:p>
        </text:list-item>
        <text:list-item>
          <text:p text:style-name="P109">Дискорд намного старше принцесс, его магия сильнее ихней на голову</text:p>
        </text:list-item>
        <text:list-item>
          <text:p text:style-name="P109">Луна младше Селестии на 3 года. Сёстрам около 5000 лет. По другим данным, Селестии около 2500 лет.</text:p>
        </text:list-item>
        <text:list-item>
          <text:p text:style-name="P109">Принцессы начали войну с Дискордом в возрасте, когда им было около 700 лет — и продолжалась война почти сто лет</text:p>
        </text:list-item>
        <text:list-item>
          <text:p text:style-name="P109">Самый главный враг сестёр и Дискорда — скука</text:p>
        </text:list-item>
        <text:list-item>
          <text:p text:style-name="P109">В Эквестрии на одного жеребца приходится четыре - пять кобыл</text:p>
        </text:list-item>
        <text:list-item>
          <text:p text:style-name="P10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9">Селестия в первые полторы тысячи лет путешествовала — и заварила несколько войн (две — с Эквестрией, в одной была против Луны)</text:p>
        </text:list-item>
        <text:list-item>
          <text:p text:style-name="P109">Настоящий цвет гривы Селестии — клубнично-розовая. Радужный цвет гривы и хвоста поддерживается магией</text:p>
        </text:list-item>
        <text:list-item>
          <text:p text:style-name="P109">Кроме Дискорда, старше сестёр ещё старейшина драконов</text:p>
        </text:list-item>
        <text:list-item>
          <text:p text:style-name="P109">Кэйденс не прожила и 60-ти лет и является низкорожденной</text:p>
        </text:list-item>
        <text:list-item>
          <text:p text:style-name="P10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9">Народ тихо фигел от нововведений и с ещё большим ожесточением продолжал делать по-своему</text:p>
        </text:list-item>
        <text:list-item>
          <text:p text:style-name="P10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9">Когда пони женятся, они обмениваются ножными браслетами</text:p>
        </text:list-item>
        <text:list-item>
          <text:p text:style-name="P109">Светилами, кроме сестёр, могут управлять единороги (группы), Дискорд, Твайлайт и Старсвирл</text:p>
        </text:list-item>
        <text:list-item>
          <text:p text:style-name="P109">Королева Кризалис — правительница Зелёной Долины</text:p>
        </text:list-item>
        <text:list-item>
          <text:p text:style-name="P109">Мать Луны и Селестии — аликорн Лорен. Мать Дискорда — Алиса (пони-человек)</text:p>
        </text:list-item>
        <text:list-item>
          <text:p text:style-name="P10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4">Искусственный интеллект. Создан Владом и Максом. Разработан для управления корпорациями.</text:p>
      <text:h text:style-name="Heading_20_3" text:outline-level="3">Норф</text:h>
      <text:p text:style-name="P7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2">Единорог. Холост, молод, мечтателен. Живёт в Кантерлоте. В свободное время рисует облака.</text:p>
      <text:h text:style-name="Heading_20_3" text:outline-level="3">Алекс</text:h>
      <text:p text:style-name="P82">Менеджер проектов, над одним из которых (Нексус) работает Макс.</text:p>
      <text:h text:style-name="Heading_20_3" text:outline-level="3">Ростик</text:h>
      <text:p text:style-name="P82">Лидер команды тестировщиков</text:p>
      <text:h text:style-name="Heading_20_3" text:outline-level="3">Стас</text:h>
      <text:p text:style-name="P82">Программист-новичок в команде Макса.</text:p>
      <text:h text:style-name="Heading_20_3" text:outline-level="3"><text:soft-page-break/>Рома</text:h>
      <text:p text:style-name="P82">Программист в команде UI-программистов</text:p>
      <text:h text:style-name="Heading_20_3" text:outline-level="3">Анджела</text:h>
      <text:p text:style-name="P82">Сисадмин. Флиртует с Максом.</text:p>
      <text:p text:style-name="P82"/>
      <text:h text:style-name="Heading_20_2" text:outline-level="2">Положения</text:h>
      <text:p text:style-name="P8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20" text:outline-level="2">1. Терра</text:h>
      <text:p text:style-name="P26">музыка - кондовая электронная, холодная и отчаянная (Electronics “Disappointed”)</text:p>
      <text:p text:style-name="P84">&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1"><text:note text:id="ftn1" text:note-class="footnote"><text:note-citation>1</text:note-citation><text:note-body><text:p text:style-name="P9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5">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5">RnD-</text:span><text:span text:style-name="T1">зоны</text:span><text:span text:style-name="T1"><text:note text:id="ftn3" text:note-class="footnote"><text:note-citation>3</text:note-citation><text:note-body><text:p text:style-name="P9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7">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1"><text:span text:style-name="T5">&gt;\</text:span>Привет, Нексус. Это Макс.</text:p>
      <text:p text:style-name="P51"><text:span text:style-name="T5">&lt;\</text:span>Привет Макс. <text:span text:style-name="T1">Рад тебя видеть. Где ты отсутствовал три дня?</text:span></text:p>
      <text:p text:style-name="P51"><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4"/>
      <text:p text:style-name="P37">Так, что тут у нас? По логам видно, что <text:s/>три последних запроса вызвали сбои в работе кластера и заставили перегрузиться один из хостов.</text:p>
      <text:p text:style-name="P37">Введём-ка парочку <text:span text:style-name="T1">простейших</text:span> вопросов <text:span text:style-name="T1">для разминки</text:span>.</text:p>
      <text:p text:style-name="P37"/>
      <text:p text:style-name="P51"><text:span text:style-name="T5">&gt;\</text:span>Как называется наш проект?</text:p>
      <text:p text:style-name="P51"><text:span text:style-name="T5">&lt;\</text:span>Дайсон.</text:p>
      <text:p text:style-name="P51"><text:span text:style-name="T5">&gt;\</text:span>Сколько тебе лет?</text:p>
      <text:p text:style-name="P51"><text:soft-page-break/><text:span text:style-name="T5">&lt;\</text:span>Два года с начала запуска кластера.</text:p>
      <text:p text:style-name="P51"><text:span text:style-name="T5">&gt;\</text:span>Какой сейчас год?</text:p>
      <text:p text:style-name="P51"><text:span text:style-name="T5">&gt;\</text:span>202<text:span text:style-name="T1">6</text:span>-й.</text:p>
      <text:p text:style-name="P25"/>
      <text:p text:style-name="P37">Так, на закрытые словарные вопросы ответы есть <text:span text:style-name="T1">—</text:span> значит, речевой транслятор и база знаний в порядке.</text:p>
      <text:p text:style-name="P37">Проверим бизнес-логику на тестовой задачке.</text:p>
      <text:p text:style-name="P36"/>
      <text:p text:style-name="P51"><text:span text:style-name="T5">&gt;\</text:span>Нексус, отключи память <text:span text:style-name="T1">заданий</text:span> за последнюю неделю.</text:p>
      <text:p text:style-name="P51"><text:span text:style-name="T5">&lt;\</text:span>Выполнено.</text:p>
      <text:p text:style-name="P51"><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1"><text:span text:style-name="T5">&lt;\</text:span><text:span text:style-name="T1">Тебя понял. Читаю задачу...</text:span></text:p>
      <text:p text:style-name="P5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2">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2">Ограничени<text:span text:style-name="T1">е 2: решение должно находиться в правовых рамках уголовного и административного кодекса.</text:span></text:p>
      <text:p text:style-name="P52">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2"><text:span text:style-name="T5">&lt;\</text:span><text:span text:style-name="T1">Выполняю задачу</text:span>...</text:p>
      <text:p text:style-name="P52"><text:span text:style-name="T5">&lt;\</text:span>...</text:p>
      <text:p text:style-name="P52"><text:span text:style-name="T5">&lt;\</text:span>Решение:</text:p>
      <text:p text:style-name="P52"><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2"><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5">:47.bmf»</text:span></text:p>
      <text:p text:style-name="P24"/>
      <text:p text:style-name="P33">&lt;<text:span text:style-name="T1">как-то говённо. Улучшить</text:span>&gt;</text:p>
      <text:p text:style-name="P37">Хм, не понял? Ч<text:span text:style-name="T1">ё</text:span> за хрень?</text:p>
      <text:p text:style-name="P37"/>
      <text:p text:style-name="P51"><text:span text:style-name="T5">&gt;</text:span>\Нексус, почему ты используешь жёсткие настройки <text:span text:style-name="T1">для решения задачи</text:span>?</text:p>
      <text:p text:style-name="P51"><text:span text:style-name="T5">&lt;\</text:span>Настройки правильные, <text:span text:style-name="T1">Макс</text:span>.</text:p>
      <text:p text:style-name="P25"/>
      <text:p text:style-name="P37">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7"><text:span text:style-name="T1">Ч</text:span>то у нас с аналитикой?</text:p>
      <text:p text:style-name="P15"/>
      <text:p text:style-name="P51"><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5"/>
      <text:p text:style-name="P37">Вместо ответа Нексус выплюнул в консоль длинную строку букв и служебных символов, среди которых бросилась в глаза строка “<text:span text:style-name="T20">incompartible interface Analytics v.0.93 beta</text:span>”</text:p>
      <text:p text:style-name="P37">Ага, уже теплее.</text:p>
      <text:p text:style-name="P37"/>
      <text:p text:style-name="P51"><text:span text:style-name="T5">&gt;</text:span>\Нексус, выдай <text:span text:style-name="T1">краткую </text:span>диагностику модулей <text:span text:style-name="T1">аналитики</text:span></text:p>
      <text:p text:style-name="P37"/>
      <text:p text:style-name="P37">Йо! </text:p>
      <text:p text:style-name="P37">Видеокамеры молча наблюдают за поднятым вверх <text:span text:style-name="T1">большим пальцем</text:span>.</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5">– </text:span>Окей. Спасибо, Макс. <text:span text:style-name="T1">Выручил.</text:span></text:p>
      <text:p text:style-name="P3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7"><text:span text:style-name="T1">– </text:span>Ааа, понятно. Ну ладно, у меня всё. <text:span text:style-name="T1">Отбой</text:span>!</text:p>
      <text:p text:style-name="P38"><text:span text:style-name="T1">– Отбой</text:span>. <text:span text:style-name="T1">Ещё раз спасибо, что помог. Жаль, что ты ушёл</text:span><text:span text:style-name="T5">.</text:span></text:p>
      <text:p text:style-name="P58">Гудки.</text:p>
      <text:p text:style-name="P37"><text:soft-page-break/><text:span text:style-name="T1">У</text:span>ходя попрощался с охранником, <text:span text:style-name="T1">увлечённо исследующим тему педофилии</text:span>.</text:p>
      <text:p text:style-name="P37">Всё, свободен. Хотя <text:s/><text:span text:style-name="T1">воскресенье</text:span> уже испорчен<text:span text:style-name="T1">о</text:span>.</text:p>
      <text:p text:style-name="P37"/>
      <text:p text:style-name="P85">***</text:p>
      <text:p text:style-name="P85"/>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5">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text:soft-page-break/>тех не будет. Стоит ли дрыгаться?</text:p>
      <text:p text:style-name="P22"><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30">ворил </text:span><text:span text:style-name="T2">—</text:span><text:span text:style-name="T3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0">А у нас получается... </text:span><text:span text:style-name="T2">–</text:span><text:span text:style-name="T3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text:soft-page-break/>AI<text:note text:id="ftn6" text:note-class="footnote"><text:note-citation>6</text:note-citation><text:note-body><text:p text:style-name="P95">AI <text:span text:style-name="T2">– </text:span><text:span text:style-name="T3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4">Музыка быстрая, тревожная, надорваная и печальная (Pet Shop Boys “So Hard” ?)</text:p>
      <text:p text:style-name="P28"/>
      <text:p text:style-name="P8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0"/>
      <text:p text:style-name="P3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text:soft-page-break/>Рэрити.</text:p>
      <text:p text:style-name="P28"/>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0">, </text:span><text:span text:style-name="T2">а от валиума таких глюков у меня ни разу не было</text:span><text:span text:style-name="T3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гряз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oft-page-break/><text:span text:style-name="T1">–</text:span> Так это и есть наш <text:span text:style-name="T26">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text:soft-page-break/>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1">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3">Jack of Hearts</text:span><text:span text:style-name="T33"><text:note text:id="ftn7" text:note-class="footnote"><text:note-citation>7</text:note-citation><text:note-body><text:p text:style-name="Footnote"><text:bookmark text:name="result_box1"/><text:span text:style-name="T33">Jack of Hearts</text:span> <text:span text:style-name="T1">– Червовый валет (фр.)</text:span></text:p></text:note-body></text:note></text:span><text:span text:style-name="T3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text:soft-page-break/>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6">Спи, сестра моя родная,<text:line-break/>Спи. Усни.<text:line-break/>Крыльями тебя укрою,<text:line-break/>Спи. Усни.</text:p><text:p text:style-name="P96"><text:tab/>В чаще тёмной волки воют,<text:line-break/>Спи. Усни.</text:p><text:p text:style-name="P96"><text:tab/>В мрачном замке духи ноют,<text:line-break/>Спи. Усни.</text:p><text:p text:style-name="P96"><text:tab/>Сказки вечность нам читает,<text:line-break/>Спи. Усни.<text:line-break/>День осенний угасает,<text:line-break/>Спи. Усни.<text:line-break/>Помни только в сне глубоком,</text:p><text:p text:style-name="P9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text:soft-page-break/>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2">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text:span><text:soft-page-break/><text:span text:style-name="T21">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19"/>
      <text:h text:style-name="Heading_20_2" text:outline-level="2"><text:span text:style-name="T5">3. </text:span>Кантерлот</text:h>
      <text:p text:style-name="P55">Музыка медленная, фэнтезийная, средневековая, изысканая, дворцовая (стиль Dire Straits “Coyote”)</text:p>
      <text:p text:style-name="P22">Глава IV. Пределы магии</text:p>
      <text:p text:style-name="P18"/>
      <text:p text:style-name="P22">Вашему покорному слуге известны четыре предела магии: </text:p>
      <text:list xml:id="list3155846663003482312" text:style-name="L4">
        <text:list-item>
          <text:p text:style-name="P11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text:soft-page-break/>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4"><text:s/>Сколько страниц сегодня нахреначили?</text:p><text:p text:style-name="P95">– <text:span text:style-name="T1">Восемь, о учитель!</text:span></text:p><text:p text:style-name="P95">–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3">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5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3">Я потянулся. Хватит на сегодня чтения. Настало время ежедневной прогулки по городу. Тем более, что у меня есть деньги.</text:p>
      <text:p text:style-name="P5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3">Так что даже на ремонт одежды и покупку необходимых в повседневной жизни мелочей у меня финансов не было. До недавнего времени. </text:p>
      <text:p text:style-name="P5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6"><text:soft-page-break/>–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3"><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5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text:soft-page-break/>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Разумеется, я чётко следую королевскому указу уничтожать все испорченные и бракованные <text:span text:style-name="T21">парящие платформы.</text:span> Но дворцовым бюрократам необязательно ж знать, КАК я их уничтожаю, хе-хе! Некоторые из <text:span text:style-name="T21">платформ </text:span>уничтожаются путём <text:span text:style-name="T1">усиленного</text:span> износа, будучи частью экспериментальных колесниц! “Лорен” я сделал на базе <text:span text:style-name="T2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1">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text:soft-page-break/>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6">– Не забуду. – пообещал я.</text:p>
      <text:p text:style-name="P16"/>
      <text:h text:style-name="Heading_20_2" text:outline-level="2"><text:span text:style-name="T5">4. </text:span>Библиотека</text:h>
      <text:p text:style-name="P17">&lt;<text:span text:style-name="T34">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5"/>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text:soft-page-break/>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6">–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5">Селестия нахмурилась и приняла грозный вид.</text:p>
      <text:p text:style-name="P45"><text:span text:style-name="T5">– </text:span>Не забывай, человек, я — могущественный маг и правитель Эквестрии. Ко мне нужно относиться с должным уважением!</text:p>
      <text:p text:style-name="P45"><text:span text:style-name="T5">– </text:span>А то что? Превратишь в жабу? Сошлёшь на Луну? Убьёшь нахер?</text:p>
      <text:p text:style-name="P45">Аликорница сникла. Уши её опустились.</text:p>
      <text:p text:style-name="P45"><text:span text:style-name="T5">– </text:span>Макс, не надо... Ты же знаешь, я этого не сделаю.</text:p>
      <text:p text:style-name="P45"><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5">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5"><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5"><text:span text:style-name="T5">Аликорница уселась н</text:span>а пол <text:span text:style-name="T5">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5"><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5"><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5"><text:span text:style-name="T5">– </text:span>Вот, читай отсюда. <text:span text:style-name="T5">– а</text:span>ликорница подчеркнула абзац копытом.</text:p>
      <text:p text:style-name="P45"/>
      <text:p text:style-name="P47"><text:soft-page-break/>***</text:p>
      <text:p text:style-name="P47"/>
      <text:p text:style-name="P4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8">Но величайшая справедливость юниверсума заключается в том, что не существует безвыходных положений. Всегда есть надежда.</text:p>
      <text:p text:style-name="P4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5"/>
      <text:p text:style-name="P45">&lt;<text:span text:style-name="T12">Селестии не удастся привлечь Макса на сторону Эквестри даже с помощью 34 — это удастся Дэш</text:span>&gt;</text:p>
      <text:p text:style-name="P45">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text:soft-page-break/>–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5">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5"/>
      <text:p text:style-name="P45">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5">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5">– … не надо. Пожалуйста. Мои мысли не отражают того, что я хочу. То есть, того, что я сделаю. То <text:soft-page-break/>есть, того, что я хочу сделать, но не хочу, чтобы… – я запутался окончательно.</text:p>
      <text:p text:style-name="P4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5">Я протянул руку, вытер ей слёзы и погладил по шее.</text:p>
      <text:p text:style-name="P45">– Не плачь. Я не отказываюсь. Хотя, скорее всего, Стар Свирл что-то напутал в заклинании, потому что я человек, а не сверхаликорн.</text:p>
      <text:p text:style-name="P4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5">Селестия успокоилась и смущённо потёрлась носом мне о плечо.</text:p>
      <text:p text:style-name="P45">– <text:s/>И я не читала твои мысли. У тебя на лице и так всё написано — ты не умеешь скрывать эмоции.</text:p>
      <text:p text:style-name="P45">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5">Увидев Селестию, толпа замерла. Та в попытке спрятать меня, раскрыла крылья.</text:p>
      <text:p text:style-name="P45">В наступившей тишине аликорница прошептала мне убито:</text:p>
      <text:p text:style-name="P41">– <text:s/><text:span text:style-name="T1">Что-то мне не хочется оборачиваться.</text:span></text:p>
      <text:p text:style-name="P45">– <text:s/>А придётся. Кстати, крылья можешь опустить. Всё равно видна табуретка и мои ноги.</text:p>
      <text:p text:style-name="P45">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text:soft-page-break/></text:p>
      <text:h text:style-name="P121" text:outline-level="2"><text:span text:style-name="T5">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5"><text:span text:style-name="T1">– </text:span>А-а-апчхииии! – раздалось прямо у меня под ногами.</text:p>
      <text:p text:style-name="P45">–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5">– Ты кто? – машинально спросил я.</text:p>
      <text:p text:style-name="P45">– Индиго. – ответили глаза.</text:p>
      <text:p text:style-name="P45">Ответ не прояснил ситуацию ни на йоту, так что я продолжил.</text:p>
      <text:p text:style-name="P45">– А чего ты под лавкой делаешь?</text:p>
      <text:p text:style-name="P45">– Прячусь.</text:p>
      <text:p text:style-name="P45">Поняв, что расспросами ничего не добьёшься, я предложил прямо:</text:p>
      <text:p text:style-name="P45">– Может, ты вылезешь? Меня можно не бояться. Я не страшный.</text:p>
      <text:p text:style-name="P45">Под лавкой началась <text:s/>возня и сопение, потом наружу вылез жеребёнок-единорог насыщенного фиолетового цвета.</text:p>
      <text:p text:style-name="P45">– А я тебя вовсе и не боюсь. Вот ещё! Я в прятки играла.</text:p>
      <text:p text:style-name="P45">–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5">– Ничо страшного! – малютка вытерла нос. – Меня всё равно искать некому.</text:p>
      <text:p text:style-name="P45">– Это как? Ты же с кем-то в прятки играешь? – продолжал допытываться я.</text:p>
      <text:p text:style-name="P45">– Сама с собой и играю. – хмуро ответила кобылка. – А тебе чего, дяденька?</text:p>
      <text:p text:style-name="P45">Я понял, что жеребёнок не настроен на беседу. Пожал плечами <text:s/>и повернулся было уходить.</text:p>
      <text:p text:style-name="P45">– Эээ, гм…</text:p>
      <text:p text:style-name="P45">Я повернулся обратно.</text:p>
      <text:p text:style-name="P45">– Что?</text:p>
      <text:p text:style-name="P45">Единорожка ковыряла копытом землю и шмыгала носом, не смотря на меня. Я терпеливо ждал.</text:p>
      <text:p text:style-name="P45">– Дяденька, а ты не мог бы спросить принцессу Селестию, куда девалась Шейла Блюскай? А то мне <text:soft-page-break/>играть не с кем.</text:p>
      <text:p text:style-name="P45">– При случае спрошу. Если встречу.</text:p>
      <text:p text:style-name="P45">– Встретишь, конечно! Скажи ей, что у меня сегодня день рождения, и я очень сильно огорчилась, когда она на него не пришла!</text:p>
      <text:p text:style-name="P45"><text:s/>Такая уверенность кобылки меня заинтриговала. Я пригляделся к жеребёнку повнимательнее. Да нет, вроде, раньше её не встречал.</text:p>
      <text:p text:style-name="P45">– Позволь поинтересоваться, откуда у тебя такая уверенность, что я встречусь с Селестией? Я ей, знаешь ли, свиданий не назначаю.</text:p>
      <text:p text:style-name="P45">– Да ладно-о-о, брось заливать-то! – скептически протянуло юное создание. – Все знают, что вы встречаетесь. Вот и спроси её, пажалста, когда увидишь.</text:p>
      <text:p text:style-name="P45">– Кто это «все»?</text:p>
      <text:p text:style-name="P45">– Ну, прислуга, стража, мой па…</text:p>
      <text:p text:style-name="P45">Ох! Во что же это такое я вляпался, а? За кого они меня, чёрт побери, принимают?</text:p>
      <text:p text:style-name="P45">Я присел на лавочку и наклонился пониже, чтобы наши головы были на одном уровне.</text:p>
      <text:p text:style-name="P45">– А твоего «па» не смущает, что я и Селестия м-м-м… немного разных видов? Точнее, совсем разных?</text:p>
      <text:p text:style-name="P45">– И чо? – без малейшего замешательства спросила кроха.</text:p>
      <text:p text:style-name="P45">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5">–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5">– <text:s/>Кха-кхе-гррхмм... Э-э-э... м-м-м... ну-у-у...</text:p>
      <text:p text:style-name="P45">У меня в голове произошло короткое замыкание. Слова пропали. Уши начали гореть.</text:p>
      <text:p text:style-name="P45">– <text:s/>Как, ты говоришь, тебя зовут? – в конце-концов выдавил осипшим голосом я, стараясь перевести тему. – Про чей день рождения я должен рассказать?</text:p>
      <text:p text:style-name="P4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5">У меня в памяти зажглась лампочка.</text:p>
      <text:p text:style-name="P45">– Постой-постой, не части. Твой отец, случайно, не Хорст Мэдтроттер?</text:p>
      <text:p text:style-name="P45">– Агась. А ты откуда знаешь?</text:p>
      <text:p text:style-name="P45">– Да так, один пони сказал. – я полез за пазуху и достал красную коробочку. – Вот тебе подарок.</text:p>
      <text:p text:style-name="P45">–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5">– Вообще-то, это не мой подарок. Его просил передать один старик, Норф Каррус из каретной мастерской.</text:p>
      <text:p text:style-name="P45">– Аааа, я его знаю! Мы с Шейлой ходили к нему играть, пока она не пропала. У Норфа интересно!</text:p>
      <text:p text:style-name="P45"><text:soft-page-break/>Индиго открыла коробочку. Внутри на подстилке из тырсы лежала крохотная модель кареты в мельчайших подробностях.</text:p>
      <text:p text:style-name="P45">– Ух ты! – благоговейно прошептала Индиго. – Королева Лорен! Я даже управляла ею немножко.</text:p>
      <text:p text:style-name="P45">– Как ею можно управлять, если она не запряжена? Уж не Норф ли таскал её? – усомнился я.</text:p>
      <text:p text:style-name="P45">–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5">Я остался сидеть в полнейшем замешательстве. </text:p>
      <text:p text:style-name="P45"/>
      <text:p text:style-name="P47">***</text:p>
      <text:p text:style-name="P45">&lt;<text:span text:style-name="T34">Depeche Mode - Painkiller</text:span>&gt;</text:p>
      <text:p text:style-name="P4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5"/>
      <text:p text:style-name="P45">В дверях библиотеки появился знакомый силуэт.</text:p>
      <text:p text:style-name="P45">– Привет, твоё высочество! Тебя уже выпустили, или опять от докторов смылась?</text:p>
      <text:p text:style-name="P45">Аликорница прошла в комнату и устало уселась рядом со мной.</text:p>
      <text:p text:style-name="P4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5">Я с подозрением посмотрел на Селестию. Где-то я уже видел эту улыбочку на хитрой роже.</text:p>
      <text:p text:style-name="P4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5">– Вот ещё! – возмущению Селестии не было предела. Аликорница встала и демонстративно повернулась ко мне задом.</text:p>
      <text:p text:style-name="P4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5">Я подёргал замок на накрупнике. Таки не врёт.</text:p>
      <text:p text:style-name="P45">– Убедился? Вообще-то, такое недоверие меня оскорбляет. Ни один пони так бы себя не вёл со мной. – Селестия улеглась возле кресла и надулась.</text:p>
      <text:p text:style-name="P45">– Разумеется, твои подданные вели бы себя с большим пиететом. Но я же не твой подданный, твоё высочество!</text:p>
      <text:p text:style-name="P45">Аликорница вскинула копыто к виску.</text:p>
      <text:p text:style-name="P4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5">– Окей, как хочешь. Никаких больше высочеств.</text:p>
      <text:p text:style-name="P45">– Рада за твой выбор, Макс! Ты даже не представляешь, какая это роскошь в моём положении — <text:soft-page-break/>иметь кого-то, кто называет тебя на “ты”! И кого ты сама можешь называть на “ты”.</text:p>
      <text:p text:style-name="P45">Селестия сморщила нос в улыбке и спросила, прикрывшись крылом:</text:p>
      <text:p text:style-name="P45">– К слову, а что говорят мои подданные про нас? Что означает «чёрте-что»?</text:p>
      <text:p text:style-name="P45">Я вспомнил разговор с Индиго и почувствовал, как снова начинают гореть уши.</text:p>
      <text:p text:style-name="P45">– Чёрте-что — это значит «ерунда». Большая ерунда.</text:p>
      <text:p text:style-name="P45">– Оу, как интересно! – Селестия приблизила ко мне морду и повернула уши. – Расскажи-ка поподробнее. Я вся во внимании.</text:p>
      <text:p text:style-name="P4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5">Аликорница, широко раскрыв глаза, медленно тянула ко мне морду. Наконец, когда наши носы почти соприкоснулись, она не выдержала.</text:p>
      <text:p text:style-name="P45">– А-ха-ха-ха-ха-ха-ха!!! О-у-у-у-у-у-ха-ха-ха! И-и-и-и-ха-ха-ха! – Селестия перевернулась на спину и дёргала от смеха копытами.</text:p>
      <text:p text:style-name="P45">– <text:s/>Очень смешно! Ей говорят, что она подозревается в сексуальных извращениях, а она регочет! Мне-то пофиг, а тебе ещё править придётся!</text:p>
      <text:p text:style-name="P45">– <text:s/>И-и-изви-ни, Макс, не-мо-гу-у-у-у… Ох! Давненько я так не смеялась! Лет двести — так точно!</text:p>
      <text:p text:style-name="P45">Я потянул её за копыто и перевернул обратно на живот.</text:p>
      <text:p text:style-name="P45">– Что смешного-то?</text:p>
      <text:p text:style-name="P45">Аликорница вытерла крылом выступившие слёзы и объяснила:</text:p>
      <text:p text:style-name="P45">–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5">– Ты не видишь ничего странного в межвидовых спариваниях? – охренел я. – Куда я, блин, попал???</text:p>
      <text:p text:style-name="P45">Селестия развернула моё кресло к себе и задумчиво посмотрела мне в глаза.</text:p>
      <text:p text:style-name="P45">– Очевидно, мне стоит рассказать тебе, Макс, откуда произошли пегасы и единороги.</text:p>
      <text:p text:style-name="P4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5">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5">– А как выглядят сами истинные единороги? – спросил я.</text:p>
      <text:p text:style-name="P45"><text:soft-page-break/>–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45">– Ха! – ответил я. – В моём мире они также известны. Правда, как несуществующий, сказочный вид.</text:p>
      <text:p text:style-name="P4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5">– Ишь ты! А что было дальше?</text:p>
      <text:p text:style-name="P4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5"/>
      <text:p text:style-name="P45">Селестия встала, потянувшись по-кошачьи, и направилась к выходу. У двери она обернулась ко мне.</text:p>
      <text:p text:style-name="P45">– Сто лет не гуляла по парку. Составишь мне компанию?</text:p>
      <text:p text:style-name="P45">Я поднялся с кресла, гадая, шутила Селестия про сто лет, или нет?</text:p>
      <text:p text:style-name="P45">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5">–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5">Селестия грустно засмеялась своим мыслям.</text:p>
      <text:p text:style-name="P4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5">– А о чём ты грустила?</text:p>
      <text:p text:style-name="P4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5">– Но ты не выглядишь сумасшедшей.</text:p>
      <text:p text:style-name="P4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text:soft-page-break/>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5">– Постой, а как же Луна? Мне показалось, она питала тёплые чувства к Кимеринну?</text:p>
      <text:p text:style-name="P45">Селестия задумалась, автоматически ковыряя копытом ямку под валуном.</text:p>
      <text:p text:style-name="P4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5">– А Дискорд? Ты говорила, он от древности вообще сбрендил. Тем-не-менее, он определённо «подъезжал» к Луне тогда, в развалинах.</text:p>
      <text:p text:style-name="P4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5">Селестия рассмеялась.</text:p>
      <text:p text:style-name="P4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5">Селестия вскочила с места.</text:p>
      <text:p text:style-name="P45">– АЙ-Я-Я-Я-Я-Й!</text:p>
      <text:p text:style-name="P4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5">– Раньше тут не было муравейника!!! – Селестия с мольбой взглянула на меня. – Мааакс!! Помоги! Они кусаются! Я <text:s/>сейчас свихнусь почище Дискорда!</text:p>
      <text:p text:style-name="P45">Аликорница подпрыгнула и, взбрыкнув, начала кружиться в обратную сторону.</text:p>
      <text:p text:style-name="P45">– Вот нечего землю ковырять там, где не надо! Стой!!! – я схватил её за хвост, останавливая. Затем осторожно завёл руку под накрупник.</text:p>
      <text:p text:style-name="P45">…</text:p>
      <text:p text:style-name="P4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5">– Да ладно! Мне это ничего не стоило.</text:p>
      <text:p text:style-name="P4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text:soft-page-break/>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5">– Эммм... Селестия?</text:p>
      <text:p text:style-name="P45">– Дааа? – ответила аликорница, не повернув головы. В её тоне слышались смешливые нотки.</text:p>
      <text:p text:style-name="P45">Я вытащил руку из-под накрупника.</text:p>
      <text:p text:style-name="P45">– Всё в порядке?</text:p>
      <text:p text:style-name="P45">Селестия повернула голову, и я ясно увидел широкую улыбку и фирменный ехидный прищур из-под чёлки.</text:p>
      <text:p text:style-name="P45">– А почему ты спрашиваешь? Ты разобрался с муравьями?</text:p>
      <text:p text:style-name="P45">– Вроде да. Хотя, по-моему, дело уже не в муравьях.</text:p>
      <text:p text:style-name="P45">– По-моему, тоже. – рассмеялась аликорница. – Продолжай...</text:p>
      <text:p text:style-name="P45"/>
      <text:h text:style-name="P120" text:outline-level="2">6. Стыд</text:h>
      <text:p text:style-name="P45"/>
      <text:p text:style-name="P48">~~~ Завтра на семь в библиотеке ~~~</text:p>
      <text:p text:style-name="P48"/>
      <text:p text:style-name="P45">–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5">Норф носился по мастерской, окрылённый новообретённым учеником.</text:p>
      <text:p text:style-name="P4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5">–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text:soft-page-break/>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5">Я посмотрел на часы. До семи оставалось двадцать минут — как раз, чтоб успеть дойти до библиотеки. Я намеренно уронил на пол тяжёлый рашпиль.</text:p>
      <text:p text:style-name="P45">– На сегодня довольно. Я ж вижу, ты торопишься. – заметил Норф, просыпаясь.</text:p>
      <text:p text:style-name="P45">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5">Я закрыл саквояж и сунул его в рюкзак.</text:p>
      <text:p text:style-name="P45">– Завтра будешь? – спросил Норф. – Надо бы закончить заказ из <text:s/>Троттингема.</text:p>
      <text:p text:style-name="P45">– В это же время. – подтвердил я.</text:p>
      <text:p text:style-name="P45"/>
      <text:p text:style-name="P47">***</text:p>
      <text:p text:style-name="P45"/>
      <text:p text:style-name="P4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5">– Здрасьте!</text:p>
      <text:p text:style-name="P45">Аликорница не ответила, всматриваясь в глобус.</text:p>
      <text:p text:style-name="P45">– Привет, говорю! – я подошёл вплотную и легонько сжал ей холку.</text:p>
      <text:p text:style-name="P45">– А, это ты, Макс? Привет. – аликорница, наконец, оторвалась от разноцветной сферы. – Как осваиваешься?</text:p>
      <text:p text:style-name="P45">– Нормально осваиваюсь. Работу себе нашёл. К <text:s/>Норфолку Каррусу в ученики записался.</text:p>
      <text:p text:style-name="P4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5">–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5">– Да, уже пять дней. Так здорово снова чувствовать свои мышцы! Корсет был ужасен.</text:p>
      <text:p text:style-name="P45">Аликорница прошлась передо мной с раскрытыми крыльями, демонстрируя восстановленную работоспособность.</text:p>
      <text:p text:style-name="P45">– Ну что же, и я рад за тебя. – я отвернулся, присел на край стола и стал изучать потолок. – Зачем вызывала?</text:p>
      <text:p text:style-name="P4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5">– Ты сердишься?</text:p>
      <text:p text:style-name="P45"><text:soft-page-break/>Её ресницы щекотали мне щёку. Я отодвинул её морду от лица и сказал скучающим тоном:</text:p>
      <text:p text:style-name="P45">– Та не, с чего бы? За что мне на тебя сердиться?</text:p>
      <text:p text:style-name="P45">– Но ты ведёшь себя как чужой. Как будто мы незнакомы! Ещё чуть-чуть, и станешь называть меня на «Вы» и «Ваше Высочество».</text:p>
      <text:p text:style-name="P45">Меня прорвало.</text:p>
      <text:p text:style-name="P4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5">Я вытащил из заднего кармана брюк смятую записку с королевскими вензелями и бросил её под ноги Селестии.</text:p>
      <text:p text:style-name="P4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5">Наконец Селестия развернулась и глубоко выдохнула.</text:p>
      <text:p text:style-name="P4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5">Я подошёл к аликорнице и прикоснулся к её шее.</text:p>
      <text:p text:style-name="P45">– Всё в порядке. Я тебя понимаю — и ценю твоё признание. Сам бы ещё и не так себя повёл на твоём месте.</text:p>
      <text:p text:style-name="P45">– Да? А как бы ты себя повёл? – заинтересовалась Селестия.</text:p>
      <text:p text:style-name="P45">Я вспомнил свои неудачные попытки завязать личную жизнь с девушками. Конечно, те были далеки от совершенства. Но так ли безгрешен был я сам?</text:p>
      <text:p text:style-name="P45">– Я бы не извинился. Огрызался бы и считал себя правым до последнего. Ещё и послал бы подальше.</text:p>
      <text:p text:style-name="P45">Аликорница насмешливо покачала головой.</text:p>
      <text:p text:style-name="P4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5">Я снова присел на столик, теперь уже лицом к аликорнице.</text:p>
      <text:p text:style-name="P45">– Так что случилось? Куда ты пропадала? Рассказывай.</text:p>
      <text:p text:style-name="P45">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5">– Что ты видишь? – спросила она напряжённо.</text:p>
      <text:p text:style-name="P4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5"><text:soft-page-break/>– Ты не ошиблась? Нет тут никакого города.</text:p>
      <text:p text:style-name="P45">– Сейчас нет. Раньше был. – еле слышно прошептала аликорница.</text:p>
      <text:p text:style-name="P45">– Чего ты так волнуешься? Может, на более подробной карте есть? Я бы на точность глобуса не слишком полагался.</text:p>
      <text:p text:style-name="P4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5">– Так, может, его и не было? – заметил я цинично.</text:p>
      <text:p text:style-name="P4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5">–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5">– А как ты сама помнишь о том заклинании, если оно стёрто из бытия? – резонно подметил я.</text:p>
      <text:p text:style-name="P45">– У меня есть защита памяти. Я поставила её, когда сражалась с Иггусом… Правда, защита еле действует, так как прошло очень много времени.</text:p>
      <text:p text:style-name="P4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5">Аликорница потёрла висок и растерянно посмотрела на меня.</text:p>
      <text:p text:style-name="P45">–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5">Я обнял аликорницу, успокаивая.</text:p>
      <text:p text:style-name="P45">– Не волнуйся, принцесса. Ты делаешь всё, что от тебя зависит. Не твоя вина, если это происходит.</text:p>
      <text:p text:style-name="P45">Селестия рассеянно мотнула головой, не соглашаясь со мной.</text:p>
      <text:p text:style-name="P4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5">Она проследовала к выходу, кивком головы приглашая меня следовать за ней.</text:p>
      <text:p text:style-name="P4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text:soft-page-break/>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5">– Да так, ни о чём. – покраснел я, вернувшись на дорожку.</text:p>
      <text:p text:style-name="P45">Селестия всмотрелась в меня внимательно и всё поняла.</text:p>
      <text:p text:style-name="P45">– <text:s/>Нам не туда. Не сейчас. Я хочу показать тебе Эквестрию. – тихо сказала она.</text:p>
      <text:p text:style-name="P45">&lt;<text:span text:style-name="T35">Pet Shop Boys — A Man Could Get Arrested</text:span>&gt;</text:p>
      <text:p text:style-name="P4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5">Она ещё сочувствует! Я старался не смотреть в её сторону, отводя глаза. Так мы дошли до городской стены.</text:p>
      <text:p text:style-name="P4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5">Взобравшись на галерею по винтовой лестнице крохотной сторожевой башенки, мы остановились у зубца.</text:p>
      <text:p text:style-name="P4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5">– Что ты чувствуешь? – спросила аликорница.</text:p>
      <text:p text:style-name="P45">– У меня нет слов. Ничего прекраснее я в жизни не видел! – только и смог выговорить я.</text:p>
      <text:p text:style-name="P45">Селестия склонила голову, соглашаясь.</text:p>
      <text:p text:style-name="P4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5">– Прошлогодний выпуск. – заметила Селестия. – Отличная работа, хотя жеребячливости хватает. Что неудивительно, учитывая их возраст.</text:p>
      <text:p text:style-name="P4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4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5">– Проблемы? Что за проблемы? Извини, я таки прослушал.</text:p>
      <text:p text:style-name="P45">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5">– Когда твоя жизнь длится тысячи лет, начинаешь тонко чувствовать гармонию мира. – начала она.</text:p>
      <text:p text:style-name="P45"/>
      <text:h text:style-name="Heading_20_2" text:outline-level="2"><text:span text:style-name="T1">7</text:span>. Нелетающие пегасы</text:h>
      <text:p text:style-name="P45"/>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3">—</text:span> осень, за осенью <text:span text:style-name="T23">—</text:span> зима. <text:s/>Если пошёл дождь, должно быть мокро, если выпал снег <text:span text:style-name="T2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39"><text:soft-page-break/>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text:soft-page-break/>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0">старший. </text:span><text:span text:style-name="T2">–</text:span><text:span text:style-name="T3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3">—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5">Ну что же, основное искусство правления <text:span text:style-name="T5">— умение делегировать полномочия. Вечером того же дня я села за письменный стол.</text:span></text:p>
      <text:p text:style-name="P4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5"/>
      <text:p text:style-name="P47">***</text:p>
      <text:p text:style-name="P45"/>
      <text:p text:style-name="P45">– А что стало с жеребятами? – спросил я. – Они перестали бояться экзаменов?</text:p>
      <text:p text:style-name="P45">–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5">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5">Описав круг, Селестия перелетела через стену и приземлилась в парке. Я скатился на траву, пытаясь вдохнуть.</text:p>
      <text:p text:style-name="P45">– Что... Это... Было?</text:p>
      <text:p text:style-name="P45">Селестия осторожно, но настойчиво повалила меня на траву и принялась ощупывать рёбра.</text:p>
      <text:p text:style-name="P45">– Так больно? А так?</text:p>
      <text:p text:style-name="P4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text:soft-page-break/>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5">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5">– Не могу поверить. В Кантерлоте никогда не было землетрясений. Это неестественно. – пробормотала аликорница растерянно. – Слишком быстро.</text:p>
      <text:p text:style-name="P45">– Что <text:span text:style-name="T5">— </text:span>быстро? – не выдержал я.</text:p>
      <text:p text:style-name="P4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5">– Нет проблем, Селестия. Я всё понимаю.</text:p>
      <text:p text:style-name="P45">Аликорница приготовилась было взлетать, но в последний момент, приняв какое-то решение, остановилась.</text:p>
      <text:p text:style-name="P45">– Макс?</text:p>
      <text:p text:style-name="P45">– Да?</text:p>
      <text:p text:style-name="P45">– Мы уже достаточно неплохо знаем друг друга. Могу сказать, что ты меня знаешь лучше, чем кто-либо ещё во дворце, за исключением Луны.</text:p>
      <text:p text:style-name="P45">– Да?</text:p>
      <text:p text:style-name="P45">– Да. Зови меня Тия. Если хочешь.</text:p>
      <text:p text:style-name="P45">– Хорошо. До встречи, Тия.</text:p>
      <text:p text:style-name="P45">– До встречи, Макс.</text:p>
      <text:p text:style-name="P45"/>
      <text:h text:style-name="Heading_20_2" text:outline-level="2"><text:span text:style-name="T1">8</text:span>. <text:span text:style-name="T5">40-6</text:span></text:h>
      <text:p text:style-name="P56">Mark Knopfler — Hill Farmers Blues — или на следующую главу (прощание)</text:p>
      <text:p text:style-name="P45"/>
      <text:p text:style-name="P4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48"><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8"><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8">Будь снисходителен. Будь терпелив, добр и, по возможности, мудр <text:span text:style-name="T5">— </text:span>и ты увидишь, как мир <text:soft-page-break/>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48">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1">…</text:p>
      <text:p text:style-name="P45">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6"> </text:span><text:span text:style-name="T27">— вся архитектура явно </text:span><text:span text:style-name="T23">была </text:span><text:span text:style-name="T27">заточена под крылатых. Таких, для которых приземлиться на балкон в тронном зале или уйти через портик на крыше</text:span><text:span text:style-name="T36"> </text:span><text:span text:style-name="T27">— обычное дело. </text:span><text:span text:style-name="T36">Хорошо, что ежедневные посещения каретной мастерской подняли мой тонус, изрядно посаженный сидячим образом жизни.</text:span></text:p>
      <text:p text:style-name="P1"><text:span text:style-name="T3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3">Каменный пол комнаты был покрыт розовым ковром с длиннейшим ворсом.</text:span><text:span text:style-name="T27"> </text:span><text:span text:style-name="T23">Его центр занимал высокий </text:span><text:span text:style-name="T27">кругл</text:span><text:span text:style-name="T23">ый</text:span><text:span text:style-name="T27"> </text:span><text:span text:style-name="T23">футон</text:span><text:span text:style-name="T27"> </text:span><text:span text:style-name="T23">с</text:span><text:span text:style-name="T27"> велик</text:span><text:span text:style-name="T23">им</text:span><text:span text:style-name="T27"> множество</text:span><text:span text:style-name="T23">м</text:span><text:span text:style-name="T27"> подушек. Среди них я с удивлением заметил плюшевую единорожку фиолетового цвета. За полускрытым гардинами проёмом виднелся </text:span><text:soft-page-break/><text:span text:style-name="T27">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2">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45">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5">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45">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5">Аликорница смутилась.</text:p>
      <text:p text:style-name="P45">–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41"><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1">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45">Аликорница искоса зыркнула на меня, недовольно сморщив нос.</text:p>
      <text:p text:style-name="P41"><text:span text:style-name="T1">–</text:span> Мы же договорились! Тия!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Тия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oft-page-break/><text:span text:style-name="T1">–</text:span> Ты чего??? <text:span text:style-name="T1">–</text:span> я непонимающе уставился на аликорницу.</text:p>
      <text:p text:style-name="P4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8">Мне печалиться не стоит</text:p><text:p text:style-name="P98">Жизнь прекрасна и ярка</text:p><text:p text:style-name="P98">Телом молода, душою —</text:p><text:p text:style-name="P98">Как дракон морской мудра</text:p><text:p text:style-name="P98"/><text:p text:style-name="P98">Я видала взлёт империй,</text:p><text:p text:style-name="P98">Я жила среди легенд,</text:p><text:p text:style-name="P98">Древней магии мистерий</text:p><text:p text:style-name="P98">Я прилежнейший студент</text:p><text:p text:style-name="P98"/><text:p text:style-name="P98">Обожаема народом,</text:p><text:p text:style-name="P98">Уважаема врагом,</text:p><text:p text:style-name="P98">Но друзей моих немного,</text:p><text:p text:style-name="P98">Но жжёт душу холодом</text:p><text:p text:style-name="P98"/><text:p text:style-name="P98">Одинока и печальна,</text:p><text:p text:style-name="P98">Недоступна и строга,</text:p><text:p text:style-name="P98">Потеряла изначальный</text:p><text:p text:style-name="P98">Смысл жизни навсегда</text:p><text:p text:style-name="P98"/><text:p text:style-name="P98">Жизнь моя теперь публична,</text:p><text:p text:style-name="P98">Жизнь моя теперь для всех,</text:p><text:p text:style-name="P98">В этом — горе, в этом — счастье,</text:p><text:p text:style-name="P98">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Тии скрылся за дверью.</text:p>
      <text:p text:style-name="P41">Выходя из ванны посвежевшим, я заметил, что аликорница поставила на столик у стены вазу с <text:soft-page-break/>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34">– А почему ты опустила жалюзи на окне в ванной? Оттуда такой прекрасный вид.</text:p>
      <text:p text:style-name="P34">–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Тие.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1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5">Копыто легло мне на плечо и мягко повалило на постель. 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5">Тия фыркнула.</text:p>
      <text:p text:style-name="P45">–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45">Её ресницы щекотали мне щеку. Я повернулся к ней и буквально растворился в ласковом взгляде огромных фиалковых глаз.</text:p>
      <text:p text:style-name="P45">–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5"><text:soft-page-break/>Тия подняла голову.</text:p>
      <text:p text:style-name="P4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5">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45">Как во сне я разделся и зашёл к ней сзади. "Это неправильно!» – пискнули во мне остатки ханжества и замолкли, раздавленные желанием.</text:p>
      <text:p text:style-name="P4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5">Через некоторое время Тия осторожно высвободилась из-под меня и встала с постели. </text:p>
      <text:p text:style-name="P45">– Лежи, я сейчас. – муркнула она, поцеловав меня в ухо.</text:p>
      <text:p text:style-name="P4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5">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5">–</text:span> А водку у вас принято пить?</text:p>
      <text:p text:style-name="P39"><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5">Достав из шкафчика пузатую заплесневевшую бутылку, Тия что-то прикинула и наполнила её содержимым два бокала на полуметровых ножках.</text:p>
      <text:p text:style-name="P45">–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5">–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5">Тия покачала головой и прошла с бокалами в ванную, кивком пригласив меня следовать за ней.</text:p>
      <text:p text:style-name="P4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45"><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text:soft-page-break/>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5">Наконец, я со вздохом отпрянул.</text:p>
      <text:p text:style-name="P45"><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4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5"><text:span text:style-name="T5">– Это ты называешь “дружбой”? – с </text:span>улыбкой хмыкнул<text:span text:style-name="T5"> я. – </text:span>Мне нравится твоё чувство юмора.</text:p>
      <text:p text:style-name="P45">Аликорница нахмурилась.</text:p>
      <text:p text:style-name="P45"><text:span text:style-name="T5">– </text:span>Тебе не нравится моя дружба? Ты не принимаешь её? Ты чем-то недоволен?</text:p>
      <text:p text:style-name="P45">Я расхохотался, чуть не поперхнувшись водой, плескавшейся у подбородка.</text:p>
      <text:p text:style-name="P45"><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45">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1">Слёзы злости душили меня, но я сдержался.</text:p>
      <text:p text:style-name="P41">– Охренеть. – сказал я холодно. – А я прям напрашивался!</text:p>
      <text:p text:style-name="P41">Я вышел из бассейна и начал собирать одежду. Тия продолжала что-то говорить, но я не слушал её. <text:soft-page-break/>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45">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5"/>
      <text:h text:style-name="Heading_20_2" text:outline-level="2">9. <text:span text:style-name="T1">Прощание</text:span></text:h>
      <text:p text:style-name="P45"/>
      <text:p text:style-name="P41">– <text:span text:style-name="T1">Норф!.. Эй, Норф! Ты где?..</text:span></text:p>
      <text:p text:style-name="P4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47">***</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27">– </text:span><text:span text:style-name="T23">Говорят, в Додж </text:span><text:span text:style-name="T29">Джанкшн</text:span><text:span text:style-name="T23">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27">– </text:span><text:span text:style-name="T29">А из Пинто Крика уже месяц нет новостей...</text:span></text:p>
      <text:p text:style-name="P5"><text:span text:style-name="T27">– </text:span><text:span text:style-name="T2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5">…</text:p>
      <text:p text:style-name="P13">...“<text:span text:style-name="T1">Что я могу сделать, чтобы вернуть всё назад?</text:span>”</text:p>
      <text:p text:style-name="P13"><text:span text:style-name="T29">– </text:span><text:span text:style-name="T23">Так и сказала?</text:span></text:p>
      <text:p text:style-name="P1"><text:span text:style-name="T27">– </text:span><text:span text:style-name="T23">Да, </text:span><text:span text:style-name="T24">Фэнси</text:span><text:span text:style-name="T23">, именно так. Я слышала собственными ушами! Вы не подумайте, я не подслушиваю за </text:span><text:soft-page-break/><text:span text:style-name="T23">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29">– </text:span><text:span text:style-name="T23">Что бы это значило, Флер?</text:span></text:p>
      <text:p text:style-name="P13"><text:span text:style-name="T29">– </text:span><text:span text:style-name="T23">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5">…</text:p>
      <text:p text:style-name="P50">–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0">– Куда проваливаться?</text:p>
      <text:p text:style-name="P50">– Они не знают. В тех провалах не видно дна...</text:p>
      <text:p text:style-name="P50">…</text:p>
      <text:p text:style-name="P5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0">– Леди и джентлькольты! Приём окончен! Её Высочество Принцесса Селестия будет рада видеть <text:s/>вас в следующую среду!</text:p>
      <text:p text:style-name="P5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6">— </text:span><text:span text:style-name="T2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6">—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Лун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40"><text:soft-page-break/>–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мне не хотелось.</text:p>
      <text:p text:style-name="P40">– Порадовать, к сожалению, нечем. Твой приятель, Норфолк Каррус, исчез.</text:p>
      <text:p text:style-name="P40">– И Норф? О-о-о, нет!</text:p>
      <text:p text:style-name="P40">Селестия в отчаянии села на пол, прижав копыто к виску.</text:p>
      <text:p text:style-name="P40">– Что значит “и”? – поинтересовался я. – Исчез кто-то ещё?</text:p>
      <text:p text:style-name="P40">Аликорница опустошенно качала головой, тихо говоря в пространство:</text:p>
      <text:p text:style-name="P40">–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40">Аликорница подняла голову и растерянно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41">– Ну ок. Тогда она обрадуется следующей новости: я ухожу.</text:p>
      <text:p text:style-name="P41">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41"><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За пределами Кантерлота без документов у тебя могут возникнуть проблемы.</text:p>
      <text:p text:style-name="P41">– А в мешочке что?</text:p>
      <text:p text:style-name="P41">– Немного денег. <text:span text:style-name="T12">Пусть ты и зол на меня, </text:span>я отвечаю за тебя, пока ты живёшь в Эквестрии. Не отказывайся, прошу тебя,</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45">Она повернулась и вышла из зала, почти подметая хвостом пол.</text:p>
      <text:p text:style-name="P39"><text:span text:style-name="T6">&lt;</text:span><text:span text:style-name="T1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28">&lt;</text:span><text:span text:style-name="T38">Mark Knopfler - </text:span><text:span text:style-name="T37">Hill Farmer's Blues</text:span><text:span text:style-name="T28">&gt;</text:span></text:p>
      <text:p text:style-name="P42">***</text:p>
      <text:p text:style-name="P41"/>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8">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4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8">– Мааам, а со мной связан элементаль?</text:p>
      <text:p text:style-name="P48">– Конечно, Эйприл. В каждом из нас есть её бессмертная искорка.</text:p>
      <text:p text:style-name="P1"><text:span text:style-name="T25">Так вот, три расы пони продолжали жить в ссорах и склоках, хотя сильно зависели друг от друга. </text:span><text:soft-page-break/><text:span text:style-name="T25">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4"><text:span text:style-name="T1">– Конечно, мам! «День горящего очага» </text:span>— <text:span text:style-name="T1">верно?</text:span></text:p>
      <text:p text:style-name="P48">– Ты прав. И, видя мир и согласие среди своих подопечных, обрадовались элементали трёх пони-рас. И тоже объединились, вобрав в себя черты всех трёх рас.</text:p>
      <text:p text:style-name="P48">Так возникли аликорны.</text:p>
      <text:p text:style-name="P48">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сестра её , Луна.</text:p>
      <text:p text:style-name="P48">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48">Тут и сказке конец. А теперь, Эйприл, залазь на полку и закрывай глазки.</text:p>
      <text:p text:style-name="P48">– Ну мааам! Раскажи ещё что-нибудь! Про Сомбру!</text:p>
      <text:p text:style-name="P48">–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48">– А почему только тебя? А меня? А дядю-горгулия?</text:p>
      <text:p text:style-name="P48">– <text:s/>Тебя я забрать ему не дам. А в дядю не тыкай копытом, это невежливо! Спи уже, мой маленький!</text:p>
      <text:p text:style-name="P48">– Поцелуй меня на ночь, мам!</text:p>
      <text:p text:style-name="P48">– Конечно, мой хороший...</text:p>
      <text:p text:style-name="P48"/>
      <text:p text:style-name="P41">Вагоны убаюкивающе перестукивались по рельсам, унося меня прочь от Кантерлота. Я перевернулся на другой бок и провалился в сон.</text:p>
      <text:p text:style-name="P41"/>
      <text:h text:style-name="Heading_20_2" text:outline-level="2">10. Понивилль</text:h>
      <text:p text:style-name="P41"/>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После короткой лекции об порядках в Понивилле, его истории, культуре и инфраструктуре, мэр предложила мне на выбор три пустующих дома в разных частях городка.</text:p>
      <text:p text:style-name="P41">–<text:span text:style-name="T1"> Вот этот подойдёт. </text:span>–<text:span text:style-name="T1"> ткнул я в квадратик на карте, расположенный на окраине.</text:span></text:p>
      <text:p text:style-name="P45">Уплатив в городской бюджет скромную арендную плату и получив ключ, я отправился обживаться.</text:p>
      <text:p text:style-name="P13"><text:soft-page-break/></text:p>
      <text:p text:style-name="P21">***</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я устроил себе небольшую экскурсию и прохаживался вдоль рядов с выражением мечтательного идиота. Вот за горой аппетитной морковки обнаружилась кудрявая пони золотистого цвета. Полулёжа за прилавком и подперев голову копытом, она проводила меня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2">меткоискатели потом устроят во дворе за домом Макса эксперимент по </text:span><text:s/><text:span text:style-name="T12">полёту на реактивном воздушном змее с антиоблачной пушкой — хотят быть погодными пони</text:span>&gt;. А вот...</text:p>
      <text:p text:style-name="P1"><text:span text:style-name="T27">–</text:span><text:span text:style-name="T23"> Эй, верзила, поосторожнее, лягать тебя в круп! Куда прёшься-то?</text:span></text:p>
      <text:p text:style-name="P13">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оглобли, дак сначала я тя сводить на кино с конфетами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text:soft-page-break/>–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треть арбуза каждое.</text:p>
      <text:p text:style-name="P41">– Ред Делишес? Две серебряшки.</text:p>
      <text:p text:style-name="P41">– Куча?</text:p>
      <text:p text:style-name="P41">– Ну ты даёшь! – хмыкнула Эпплджек. – Даже не смешно.</text:p>
      <text:p text:style-name="P41">– Неужели штука?</text:p>
      <text:p text:style-name="P41">Поняшк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1">Я улыбнулся и кивнул в ответ. Ситуация начала выправляться.</text:p>
      <text:p text:style-name="P4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Додж Джанкшена.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блаженной улыбкой, ощущая, как ароматный нектар тает на языке. Потом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как гостю города, сделаю скидку, сахарок. Забирай за шестьдесят. Раньше меньше чем золотой не отдавала.</text:p>
      <text:p text:style-name="P41">&lt;<text:span text:style-name="T12">Макс расскажет о скидке Рэрити, чем немало её удивит: скидка огромная</text:span>&gt;</text:p>
      <text:p text:style-name="P41">Расплачиваясь, я спросил:</text:p>
      <text:p text:style-name="P41"><text:soft-page-break/>–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 самому дубу. Да что там, я б и сама провела, если бы могла оставить прилавок. <text:s/>Вот Д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отточенные изящные движения придавали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больше подошёл бы опере, чем рынку.</text:p>
      <text:p text:style-name="P41">– Знакомься, Рэрити, это Макс! Странник из дал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Золотому Дубу. Проведёшь?</text:p>
      <text:p text:style-name="P41">–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третье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 </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Мы можем позволить себе роскошь подначивать друг-дружку не опасаясь, что за этим последует обида именно потому, что мы — друзья.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А теперь, будь так добр, расскажи мне последние вести из высшего света Кантерлота. Меня интересует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text:soft-page-break/>Единорожка чуть не подпрыгивала от любопытства. Заметив мою отвалившуюся челюсть, она вновь рассмеялась серебряным колокольчиком и объяснилась.</text:p>
      <text:p text:style-name="P41">– Я только выгляжу блондинкой и только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гранд-портного, Платин Нидл. Будешь в Кантерлоте — передай ему привет, кстати.</text:p>
      <text:p text:style-name="P41">– Алая шёлковая нить, которой прошиты петли для пуговиц, – продолжала Рэрити, – свидетельствует об заказе особой важности, выполненом в кратчайшие сроки. Серебряная тиара на воротнике куртки – Рэрити указала на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т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 да, Селестия плохо спит в последнее время. В последний раз, когда я её видел, её синякам под глазами мог бы позавидовать любой алкоголик. И глаза налились кровью, как у маньяка.</text:p>
      <text:p text:style-name="P41">– <text:s/>Оу, <text:span text:style-name="T39">как интересно</text:span>!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text:span text:style-name="T39">Наверное, у её Высочества много дел. Я, когда готовлю важные заказы, тоже мало сплю. Однажды моя сестрица, Свити...</text:span></text:p>
      <text:p text:style-name="P111">Я почувствовал накрывшую нас тень, и поднял голову. Радужная пегаска, увидев, что я её заметил, поспешила скрыться в высоте.</text:p>
      <text:p text:style-name="P112">– ...и у нас тоже. За последий год, по моим наблюдениям, население Понивилля сократилось на <text:span text:style-name="T40">четверть</text:span>. Меня очень тревожит эта тенденция, потому что если так пойдёт и дальше, мне придётся пере<text:span text:style-name="T41">ехать</text:span> в Кантерлот — здесь клиентов совсем <text:span text:style-name="T41">мало останется</text:span>. Прямо не знаю, что я там буду делать без подруг и своего бутика!</text:p>
      <text:p text:style-name="P113">Мы остановились перед деревом. <text:span text:style-name="T42">Судя по листьям характерной формы и лежащим под ногами жёлудям, это был дуб. Хотя толщиной ствола он дал бы фору большинству баобабов. </text:span></text:p>
      <text:p text:style-name="P113"/>
      <text:p text:style-name="P113"/>
      <text:p text:style-name="P113"/>
      <text:p text:style-name="P41"/>
      <text:p text:style-name="P13"><text:span text:style-name="T29">&lt;</text:span><text:span text:style-name="T17">Рэрити извиняется за простоватость Эпплджек и обращает внимание на покрой максовой куртки – она знает кантерлотского модельера, который так шьёт. </text:span><text:span text:style-name="T14">У входа в библиотеку они расстаются</text:span><text:span text:style-name="T29">&gt;</text:span></text:p>
      <text:p text:style-name="P41"/>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text:p>
      <text:p text:style-name="P41">– Эммм. Добрый день, человек Макс.</text:p>
      <text:p text:style-name="P41">Йопт!</text:p>
      <text:p text:style-name="P41">– Извиняюсь за нескромность, а откуда тебе про меня известно?</text:p>
      <text:p text:style-name="P41">– Я получила вчера вечером послание её Высочества о тебе. Всё в порядке, я уже ищу нужную книгу. <text:soft-page-break/>Подожди немного, и я расскажу тебе, насколько далеко смогла продвинуться.</text:p>
      <text:p text:style-name="Text_20_body">“Вот неугомонная” <text:span text:style-name="T27">– подумал я об аликорнице с теплотой.</text:span></text:p>
      <text:p text:style-name="Text_20_body"/>
      <text:p text:style-name="P13"><text:span text:style-name="T29">&lt;</text:span><text:span text:style-name="T17">Макс помогает починить Эпплджек повозку.</text:span><text:span text:style-name="T29">&gt;</text:span></text:p>
      <text:p text:style-name="Text_20_body"/>
      <text:p text:style-name="Text_20_body">&lt;Ты что! Нельзя любить фаэри! Она похитит твоё сердце и ты будешь искать её до смерти — Пинки&gt;</text:p>
      <text:p text:style-name="P79">&lt;<text:span text:style-name="T1">В разговоре с Луной после исчезновения Селестии Макс узнаёт, что она холодна к сексу</text:span>&gt;</text:p>
      <text:p text:style-name="P4"/>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8">заклинание равновесия, в описании к которому есть ссылка на заклинание роста </text:span><text:span text:style-name="T19">(вставить шутку в стиле Влада)</text:span><text:span text:style-name="T18">.</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text:soft-page-break/>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text:soft-page-break/>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text:soft-page-break/>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24" text:outline-level="2"/>
      <text:p text:style-name="P13"/>
      <text:p text:style-name="P13"/>
      <text:p text:style-name="P13"/>
      <text:p text:style-name="P13"/>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4"/>
      <text:p text:style-name="P20">&lt;<text:span text:style-name="T13">самолёт в эквестрию проваливается во время </text:span><text:span text:style-name="T1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29">&gt;</text:span></text:p>
      <text:p text:style-name="P43">&lt;<text:span text:style-name="T1">О рейде пони-рейнджеров Максу рассказывает Луна во время его возвращения в Кантерлот после исчезновения Селестии.</text:span>&gt;</text:p>
      <text:p text:style-name="P41"/>
      <text:p text:style-name="P46">&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6"/>
      <text:p text:style-name="P2"><text:span text:style-name="T5">–</text:span> Ты могла бы нести меня телекинезом. Я, после того, как узнал о ваших способностях, удивлялся, <text:soft-page-break/>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31"><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
      <text:p text:style-name="P2"><text:span text:style-name="T5">–</text:span> А дальше всё было хуже, намного хуже...</text:p>
      <text:p text:style-name="P2"/>
      <text:p text:style-name="P1"/>
      <text:p text:style-name="P4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9">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4">***</text:p>
      <text:p text:style-name="P14"/>
      <text:p text:style-name="P2"><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23" text:outline-level="2">Рейд пони-рэйнджеров</text:h>
      <text:p text:style-name="P2">&lt;Магия изо всех окраин Эквестрии бежит к её центру — в Вечнодикий лес&gt;</text:p>
      <text:p text:style-name="P29">(леденящий душу триллер, музыка тревожная)</text:p>
      <text:p text:style-name="P6">&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text:soft-page-break/>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text:soft-page-break/>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soft-page-break/>***</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23" text:outline-level="2">Рейд пони-рэйнджеров-2 (<text:span text:style-name="T1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text:soft-page-break/>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2">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text:soft-page-break/>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text:soft-page-break/>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3"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text:soft-page-break/>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3"/>
      <text:p text:style-name="P46">Она вытянула шею и начала по очереди сгибать-разгибать ноги, разминая суставы.</text:p>
      <text:p text:style-name="P46"><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oft-page-break/></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23" text:outline-level="2">В библиотеке замка Селестии</text:h>
      <text:p text:style-name="P78"/>
      <text:p text:style-name="P3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23" text:outline-level="2">Понивилль</text:h>
      <text:p text:style-name="P2"/>
      <text:h text:style-name="P123"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oft-page-break/><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text:soft-page-break/>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oft-page-break/><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text:soft-page-break/>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3" text:outline-level="2">Первый сеанс двойного сна. Рэрити</text:h>
      <text:p text:style-name="P2"/>
      <text:p text:style-name="P2"><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text:soft-page-break/>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3" text:outline-level="2">Сон Макса</text:h>
      <text:p text:style-name="P78"/>
      <text:p text:style-name="P2"><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5">–</text:span> Готова, <text:span text:style-name="T5">–</text:span> процедила она.</text:p>
      <text:p text:style-name="P31">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2">Эгрегор Эквестрии </text:span><text:span text:style-name="T15">—</text:span><text:span text:style-name="T12"> Селестия </text:span><text:span text:style-name="T15">—</text:span><text:span text:style-name="T12">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5"><text:soft-page-break/></text:p>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3"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2"><text:span text:style-name="T12">У Твайлайт после видения гибели Кимеринна появились морщинки возле глаз</text:span><text:span text:style-name="T5">&gt;</text:span></text:p>
      <text:p text:style-name="P2"><text:soft-page-break/></text:p>
      <text:h text:style-name="P123"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2">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oft-page-break/><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2"><text:span text:style-name="T15">–</text:span><text:span text:style-name="T12"> Пинки? </text:span><text:span text:style-name="T15">–</text:span><text:span text:style-name="T12"> Дэш сморщила нос. </text:span><text:span text:style-name="T15">–</text:span><text:span text:style-name="T12"> Я скажу ей, чтоб больше не </text:span><text:span text:style-name="T15">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text:soft-page-break/>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2">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oft-page-break/><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text:soft-page-break/>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2">Аликорны </text:span><text:span text:style-name="T15">—</text:span><text:span text:style-name="T12"> элементали. Они воплощают в себе какую-либо сторону чаяний и настроений сообщества пони. Анакорн </text:span><text:span text:style-name="T15">—</text:span><text:span text:style-name="T12">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oft-page-break/><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text:soft-page-break/>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2">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23"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text:soft-page-break/></text:p>
      <text:p text:style-name="P2"><text:span text:style-name="T5">&lt;</text:span><text:span text:style-name="T12">Вкратце суть сна Рэрити.</text:span></text:p>
      <text:p text:style-name="P2"><text:span text:style-name="T12">Она проснулась в мире Терры веб-дизайнером. И мир Эквестрии ей только снился </text:span><text:span text:style-name="T15">—</text:span><text:span text:style-name="T12"> и быстро начал забываться. Т.е. мир Эквестрии - всего лишь сон терранского парня (девушки?)</text:span></text:p>
      <text:p text:style-name="P2"><text:span text:style-name="T12">к экрану - очередь из пони (пони пропадают из Эквестрии). В очереди близко к экрану </text:span><text:span text:style-name="T15">—</text:span><text:span text:style-name="T12"> Селестия. Рэрити </text:span><text:span text:style-name="T15">—</text:span><text:span text:style-name="T12"> без очереди (у неё </text:span><text:span text:style-name="T15">—</text:span><text:span text:style-name="T12"> билет-пропуск от Индрэ).</text:span></text:p>
      <text:p text:style-name="P2"><text:span text:style-name="T12">Рэрити проснулась парнем, т.к. в Эквестрии </text:span><text:span text:style-name="T15">—</text:span><text:span text:style-name="T12"> матриархат, роль терранских мужчин там несут кобылы.</text:span></text:p>
      <text:p text:style-name="P2"><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2">Влад рассказывает Максу о своём сне </text:span><text:span text:style-name="T15">—</text:span><text:span text:style-name="T12">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oft-page-break/><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2">согласовать с тем, что говорил Анакорн о Р/Д</text:span><text:span text:style-name="T5">&gt;</text:span>). </text:p>
      <text:p text:style-name="P2">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2">обоснование сна для Р/Д. РД видит несколько вариантов историй с Mane6 </text:span><text:span text:style-name="T15">—</text:span><text:span text:style-name="T12"> и с собой + Леро </text:span><text:span text:style-name="T15">—</text:span><text:span text:style-name="T12"> намёк на несовместимые фанфики</text:span></text:p>
      <text:p text:style-name="P2"><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2">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2">Кто следующий готов рассказывать?</text:span></text:p>
      <text:p text:style-name="P31">Пинки дёрнулась на месте, но промолчала.</text:p>
      <text:p text:style-name="P2"><text:span text:style-name="T15">–</text:span><text:span text:style-name="T12"> Я расскажу, - шагнула вперёд радужная пегаска. </text:span><text:span text:style-name="T15">–</text:span><text:span text:style-name="T12"> Хотя вряд ли ты узнаешь что-то полезное. Там галиматья какая-то…</text:span><text:span text:style-name="T5">&gt;</text:span></text:p>
      <text:p text:style-name="P2"/>
      <text:p text:style-name="P2"><text:span text:style-name="T5">&lt;</text:span><text:span text:style-name="T12">Сон РД:</text:span></text:p>
      <text:p text:style-name="P31">...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31">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text:soft-page-break/>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2">В мире Терры они ищут Селестию. В конце-концов Макс находит её в кибермозге </text:span><text:span text:style-name="T15">—</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23"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3">“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oft-page-break/><text:span text:style-name="T5">–</text:span> Макс. <text:span text:style-name="T5">–</text:span> <text:span text:style-name="T1">к</text:span>ивнул ей в ответ человек.</text:p>
      <text:p text:style-name="P23">“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3">“Леро! Его звали Леро!”</text:p>
      <text:p text:style-name="P2">Картинка перед глазами Дэш поплыла…</text:p>
      <text:p text:style-name="P2"/>
      <text:h text:style-name="P123"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23"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2">Концепция абсолютного зла. Вычеркнуть кого-то из бытия.</text:span></text:p>
      <text:p text:style-name="P2"><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2"/>
      <text:h text:style-name="P123" text:outline-level="2"><text:soft-page-break/>Четвёртый сон РД. Объединяющий</text:h>
      <text:p text:style-name="P2"/>
      <text:p text:style-name="P2">Рэйнбоу Дэш встала и посмотрела на застывшее внизу тело.</text:p>
      <text:p text:style-name="P23">“Значит, всё. Вот как это бывает.”</text:p>
      <text:p text:style-name="P2">Она расправила левое крыло.</text:p>
      <text:p text:style-name="P23">“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text:soft-page-break/>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2"/>
      <text:p text:style-name="P2"><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2"/>
      <text:h text:style-name="P123" text:outline-level="2">Исчезновение Селестии</text:h>
      <text:p text:style-name="P31">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text:soft-page-break/>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3" text:outline-level="2">Поиск решения</text:h>
      <text:p text:style-name="P78"/>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text:soft-page-break/>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text:span><text:soft-page-break/><text:span text:style-name="T12">Эквестрию, но она не хочет делать это обманом.</text:span></text:p>
      <text:p text:style-name="P2"><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2"> Луна создаёт обратный коридор в срок.</text:span><text:span text:style-name="T5">&gt;</text:span></text:p>
      <text:p text:style-name="P2"/>
      <text:h text:style-name="P123"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3">Дуглас </text:span><text:span text:style-name="T15">—</text:span><text:span text:style-name="T13"> </text:span><text:span text:style-name="T15">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2">высоко летать нельзя из-за молний</text:span><text:span text:style-name="T5">&gt;</text:span></text:p>
      <text:p text:style-name="P14"/>
      <text:p text:style-name="P2"><text:soft-page-break/><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text:soft-page-break/>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2">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text:soft-page-break/>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text:soft-page-break/>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2">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text:soft-page-break/>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23"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soft-page-break/>***</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3"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text:soft-page-break/>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3">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text:soft-page-break/>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text:soft-page-break/>–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text:soft-page-break/>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3"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oft-page-break/><text:span text:style-name="T5">&lt;</text:span><text:span text:style-name="T12">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text:soft-page-break/>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3" text:outline-level="2">След?</text:h>
      <text:p text:style-name="P78"/>
      <text:p text:style-name="P2"><text:span text:style-name="T5">&lt;</text:span><text:span text:style-name="T12">сначала эпизод - проверка сумки в серверной</text:span><text:span text:style-name="T5">&gt;</text:span></text:p>
      <text:p text:style-name="P2"><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2">“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text:soft-page-break/>–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2">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text:soft-page-break/>–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text:soft-page-break/>– Да-да, я мигом! – <text:span text:style-name="T1">д</text:span>евушка схватила листок бумаги и помчалась к ноутбуку.</text:p>
      <text:p text:style-name="P2"/>
      <text:h text:style-name="P123" text:outline-level="2">Озарение</text:h>
      <text:p text:style-name="P2"/>
      <text:p text:style-name="P2"><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2"/>
      <text:p text:style-name="P6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2"/>
      <text:p text:style-name="P59">Разговор не клеился.</text:p>
      <text:p text:style-name="P6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2"><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2"><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2"><text:span text:style-name="T5">– </text:span>Ну хорошо. Убедила. В конце-концов, можем поступить так. Вы с Флатти вернётесь обратно а я продолжу поиски здесь.</text:p>
      <text:p text:style-name="P62"><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2"><text:span text:style-name="T5">– </text:span>Вы можете связываться со мной раз в месяц по коридору.</text:p>
      <text:p text:style-name="P62"><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2"><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2">Эпплджек недоверчиво хмыкнула.</text:p>
      <text:p text:style-name="P62"><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text:soft-page-break/>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2"><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2"><text:span text:style-name="T5">– </text:span>Конечно оставаться. Кто ещё, кроме нас, может найти её?</text:p>
      <text:p text:style-name="P62"><text:span text:style-name="T5">– </text:span>Я думал, ты не сможешь оставить Энджела и всех остальных надолго.</text:p>
      <text:p text:style-name="P62"><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7"><text:span text:style-name="T5">– </text:span>Извини, Флаттершай, забылся.</text:p>
      <text:p text:style-name="P67"><text:span text:style-name="T5">– </text:span>Та ладно, я ж не против, – возразила Эпплджек. – Не парься, Флатти. Было б хуже, если б он <text:s/>назвал меня Эпплджек на людях.</text:p>
      <text:p text:style-name="P67"><text:span text:style-name="T5">– </text:span>Ты так... – запнулась Флаттершай. – Так быстро забыла свою ферму. И...</text:p>
      <text:p text:style-name="P67"><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7"><text:span text:style-name="T5">– </text:span>Как ты можешь так говорить? – расплакалась Флаттершай.</text:p>
      <text:p text:style-name="P67"><text:span text:style-name="T5">– </text:span>Эй, девушки, не ссорьтесь! Мы — одна команда! И надеюсь, останемся ею и в дальнейшем. </text:p>
      <text:list xml:id="list3585294450104712073" text:style-name="L5">
        <text:list-header>
          <text:p text:style-name="P11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7"><text:span text:style-name="T5">– </text:span>А если нет? – Эпплджек смотрела мне мне прямо в глаза.</text:p>
      <text:list xml:id="list191826072625253" text:continue-numbering="true" text:style-name="L5">
        <text:list-header>
          <text:p text:style-name="P114">Я молча пожал плечами. Эпплджек уверенно продолжила.</text:p>
        </text:list-header>
      </text:list>
      <text:p text:style-name="P67"><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7"><text:span text:style-name="T5">– </text:span>Спасибо, ЭйДжей.</text:p>
      <text:p text:style-name="P67"><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827956730381" text:continue-numbering="true" text:style-name="L5">
        <text:list-header>
          <text:p text:style-name="P114">Флаттершай пробормотала нечто, показавшееся мне знакомым.</text:p>
        </text:list-header>
      </text:list>
      <text:p text:style-name="P67"><text:span text:style-name="T5">– </text:span>Флатти, ты что-то сказала? Я не расслышал.</text:p>
      <text:p text:style-name="P67"><text:span text:style-name="T5">– </text:span>Намерение Изменяет Реальность.</text:p>
      <text:p text:style-name="P67"><text:span text:style-name="T5">– </text:span>Эээ. А где ты слышала эту фразу, если не секрет?</text:p>
      <text:p text:style-name="P67"><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1827360848971" text:continue-numbering="true" text:style-name="L5">
        <text:list-header>
          <text:p text:style-name="P114">У меня как будто вспыхнула лампочка в мозгу. Кирпичики быстро выстраивались в целостную картину. Я ринулся в прихожую.</text:p>
        </text:list-header>
      </text:list>
      <text:p text:style-name="P67"><text:span text:style-name="T5">– </text:span>Флатти, ЭйДжей, буду через час. Ждите!</text:p>
      <text:p text:style-name="P62"/>
      <text:h text:style-name="P122" text:outline-level="2"><text:soft-page-break/>Почти.</text:h>
      <text:p text:style-name="P76"/>
      <text:p text:style-name="P67">В офисе меня встретил лыбящийся Стас.</text:p>
      <text:p text:style-name="P6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7">Я уставился на Стаса и он, захлёбываясь от торопливости, начал <text:span text:style-name="T5">расказывать</text:span>.</text:p>
      <text:p text:style-name="P6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7">– Ты его уничтожил?</text:p>
      <text:p text:style-name="P67">– Кого?</text:p>
      <text:p text:style-name="P67">– Этический модуль. Селестию.</text:p>
      <text:p text:style-name="P6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7">– Ты его уничтожил?</text:p>
      <text:p text:style-name="P6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7">– То есть, на домашнем компьютере Влада модуль работает и дальше?</text:p>
      <text:p text:style-name="P67">– Ага. К нему-то у меня доступа нету. Но в кластер к Нексусу он больше не пролезет.</text:p>
      <text:p text:style-name="P67">– Спасибо, Стас. Ты молодец.</text:p>
      <text:p text:style-name="P67">Ниточка, чуть было не прервавшаяся в офисе, повела в квартиру Влада.</text:p>
      <text:p text:style-name="P67"/>
      <text:h text:style-name="P122" text:outline-level="2">Дискорд</text:h>
      <text:p text:style-name="P78"/>
      <text:p text:style-name="P76">Девушки поспешно собирались, пока я растолковывал им задачу.</text:p>
      <text:p text:style-name="P76"><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6"><text:span text:style-name="T5">– </text:span>Это тот твой приятель, который разбился с полгода назад? – спросила Эпплджек.</text:p>
      <text:p text:style-name="P76"><text:span text:style-name="T5">– </text:span>Да, это он.</text:p>
      <text:p text:style-name="P76"><text:span text:style-name="T5">– </text:span>А как мы попадём в его квартиру? Там сейчас кто-то живёт? – Флаттершай прыгала на одной ноге, натягивая кед.</text:p>
      <text:p text:style-name="P76"><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text:soft-page-break/>одобрил.</text:p>
      <text:p text:style-name="P77">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7">Я поднёс брелок пропуска к домофону, но дверь подъезда не открылась. Замигала красная лампочка и зажужжал зуммер.</text:p>
      <text:p text:style-name="P77">Я выругался.</text:p>
      <text:p text:style-name="P77"><text:span text:style-name="T5">– </text:span>Макс, что случилось? У нас проблемы?</text:p>
      <text:p text:style-name="P77"><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7"><text:span text:style-name="T5">– </text:span>Так что, будем ломать дверь? – Эпплджек критически осмотрелась, подмечая бабулек на лавочке и зевак во внутреннем скверике.</text:p>
      <text:p text:style-name="P77"><text:span text:style-name="T5">– </text:span>Нет нужды. Лучше станьте-ка сзади меня так, чтобы заслонить от этих бабулек и от вооон той камеры наблюдения.</text:p>
      <text:list xml:id="list2557406048551468625" text:style-name="L6">
        <text:list-header>
          <text:p text:style-name="P11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7">Раздался лёгкий «кряк» и дверь подалась.</text:p>
      <text:p text:style-name="P99"><text:span text:style-name="T5">– </text:span>Девушки, заходим.</text:p>
      <text:p text:style-name="P6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7">Прихожая встретила нас толстым слоем пыли. Мы тихонько прошли внутрь и я закрыл дверь изнутри.</text:p>
      <text:p text:style-name="P62"><text:span text:style-name="T1">Компьютер</text:span> стоял там же, где и обычно <text:span text:style-name="T1">— в личном кабинете Влада на столе у окна.</text:span></text:p>
      <text:p text:style-name="P99"><text:span text:style-name="T5">– </text:span>Макс, тут окно разбито! И верёвка какая-то висит. – крикнула Флаттершай из кухни.</text:p>
      <text:p text:style-name="P99"><text:span text:style-name="T5">– </text:span>Оставь, Флатти, не сейчас! – отмахнулся я.</text:p>
      <text:p text:style-name="P105">Лампочка питания на ноутбуке горела, <text:s/>но подключенный монитор оставался тёмным. Я постучал по <text:soft-page-break/>пробелу, но безрезультатно.</text:p>
      <text:p text:style-name="P99"><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9"><text:span text:style-name="T5">– </text:span>Монитор выключен. – <text:s/>раздалось из угла. Кресло с высокой спинкой повернулось, открыв нашим взорам Дискорда. </text:p>
      <text:p text:style-name="P9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9">Он приподнял панамку, дурашливо здороваясь.</text:p>
      <text:p text:style-name="P99"><text:span text:style-name="T5">– </text:span>Оп-па! – пробормотала Эпплджек. – Нежданчик!</text:p>
      <text:p text:style-name="P99"><text:span text:style-name="T5">– </text:span>Ты, я вижу, времени не терял, – моя рука под прикрытием стола медленно тянулась к тяжёлой фарфоровой кружке, стоящей на краю.</text:p>
      <text:p text:style-name="P80"><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0"><text:span text:style-name="T5">– </text:span>А почему ты вообще решил искать нас тут? – спросила Эпплджек. – Приехал бы домой. Мы б тебя чаем напоили.</text:p>
      <text:p text:style-name="P80"><text:span text:style-name="T5">– </text:span>Видишь ли, дорогая Эй-Джей, я с самого начала знал, где находится наша уважаемая принцесса, а времени в обрез, так что...</text:p>
      <text:p text:style-name="P86">В проёме дверей появилась Флаттершай.</text:p>
      <text:p text:style-name="P80"><text:span text:style-name="T5">– </text:span>С кем это вы тут разговариваете?</text:p>
      <text:list xml:id="list9066807313209649583" text:style-name="L7">
        <text:list-header>
          <text:p text:style-name="P12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6">Оглушённый Дискорд попытался было отъехать на кресле в сторону, но я припёр его стулом к стенке.</text:p>
      <text:p text:style-name="P80">– Жанна, Флатти, хватайте ноут и на выход! Я с ним разберусь! Не теряйте вре...!</text:p>
      <text:p text:style-name="P80">– ТЫ ИДИО...!!!</text:p>
      <text:p text:style-name="P80">Дискорд <text:s/>зорал одновременно со мной, прикрываясь от меня руками, когда раздался оглушительный</text:p>
      <text:p text:style-name="P80">...</text:p>
      <text:p text:style-name="P81">БАХ!!!</text:p>
      <text:p text:style-name="P80">…</text:p>
      <text:p text:style-name="P80">Эпплджек с <text:s/>нервным всхлипом опустила толстенный том «Энтерпрайз-паттернов» , издание девятое, дополненное.</text:p>
      <text:p text:style-name="P99">На лице Дискорда появилось удивлённо-мечтательное выражение и он вырубился.</text:p>
      <text:p text:style-name="P99"/>
      <text:h text:style-name="P123" text:outline-level="2">Селестия</text:h>
      <text:p text:style-name="P99"/>
      <text:p text:style-name="P7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9">Включенный монитор показал схематическое изображение Селестиии, </text:p>
      <text:p text:style-name="P100">&gt;\<text:span text:style-name="T1">Привет, Селестия. Это Макс. Как себя чувствуешь?</text:span></text:p>
      <text:p text:style-name="P100">&lt;\<text:span text:style-name="T1">Макс? МАКС??? МА-А-А-АКС!!! НАКОНЕЦ-ТО! КАК Я РАДА ТЕБЯ СЛЫШАТЬ! </text:span></text:p>
      <text:p text:style-name="P100"><text:soft-page-break/>&gt;\<text:span text:style-name="T1">Я рад, что нашёл тебя, Тия.</text:span></text:p>
      <text:p text:style-name="P10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0">&gt;\<text:span text:style-name="T1">Тия, я сейчас подключу микрофон и колонки, и мы сможем общаться более удобно.</text:span></text:p>
      <text:p text:style-name="P99">…</text:p>
      <text:p text:style-name="P99">– Привет опять. Как ты меня слышишь?</text:p>
      <text:p text:style-name="P9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0">– <text:span text:style-name="T1">Могу себе представить. Как-то раз я провёл три часа камере сенсорной депривации. Мне не понравилось.</text:span></text:p>
      <text:p text:style-name="P99">– Эммм... Ваше Высочество, вы в порядке? Мы так рады, что наконец-то нашли Вас! – вклинилась в разговор Эпплджек.</text:p>
      <text:p text:style-name="P99">– Кто тут? Макс, кто ещё с тобой?</text:p>
      <text:p text:style-name="P100"><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0">– <text:span text:style-name="T1">Девочки? Я рада вас слышать. А Твайлайт нет рядом?</text:span></text:p>
      <text:p text:style-name="P9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9">При этих словах Дискорд замычал и задёргался. Эпплджек нахмурилась и проверила верёвки, привязывающие его к спинке стула.</text:p>
      <text:p text:style-name="P9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9">– Ноутбук — так называется место, где я нахожусь сейчас? А кто это мычит?</text:p>
      <text:p text:style-name="P9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9">– О, духи предков, но зачем??? Почему у него кляп во рту?</text:p>
      <text:p text:style-name="P99">– Мы связали его. Он нас предал. И тебя. И Эквестрию. Всех.</text:p>
      <text:p text:style-name="P99">При этих словах Эпплджек и Флаттершай непонимающе уставились на меня, а Дискорд протестующе замычал.</text:p>
      <text:p text:style-name="P99">Я начал рассказывать о своих догадках, и непонимающее выражение на лицах девушек сменилось удивлением.</text:p>
      <text:p text:style-name="P9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9">– А зачем тогда ты приложила его книгой? – непонимающе уставился я на неё.</text:p>
      <text:p text:style-name="P99">– Потому что ты напал на него. Я и подумала — тебе виднее. И подсобила.</text:p>
      <text:p text:style-name="P99">Флаттершай отрицающе мотнула головой.</text:p>
      <text:p text:style-name="P99">– Не может Дискорд быть предателем. Он мой друг.</text:p>
      <text:p text:style-name="P99">Дискорд благодарственно замычал и закивал головой.</text:p>
      <text:p text:style-name="P9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9"><text:soft-page-break/>Дискорд завёл глаза на лоб и обречённо завыл.</text:p>
      <text:p text:style-name="P99">– Макс, постой. Дай мне поговорить с ним. – сказала Селестия. – Не могу поверить, что Дискорд на такое пошёл.</text:p>
      <text:p text:style-name="P99">– Ну хорошо. Поговори. Послушаем, что он скажет.</text:p>
      <text:p text:style-name="P99">Я красноречиво покачал кулак перед его носом и вытащил кляп.</text:p>
      <text:p text:style-name="P99">...</text:p>
      <text:p text:style-name="P87">–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7">– Это я-то устраиваю цирк?!! ДА ТЫ НА СЕБЯ ПОСМОТРИ, КЛОУН!!! На людей кидаешься, чашками бросаешься, вон, мне нос разбил! Дерёшься...</text:p>
      <text:p text:style-name="P87">Я угрожающе поднёс тряпку к лицу Дискорда.</text:p>
      <text:p text:style-name="P87">– Ещё одно слово в таком тоне, и ты заткнёшься, а мы уйдём в Эквестрию без тебя!</text:p>
      <text:p text:style-name="P8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7">Дискорд демонстративно закрыл рот и посвистывая уставился в потолок.</text:p>
      <text:p text:style-name="P87">Разговор зашёл в тупик.</text:p>
      <text:p text:style-name="P90"/>
      <text:p text:style-name="P91">На мониторе высветился текст:</text:p>
      <text:p text:style-name="P9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1"/>
      <text:p text:style-name="P91">Из колонок послышался лёгкий шорох.</text:p>
      <text:p text:style-name="P87">– Дик, сейчас не время для ссор. – голос Селестии был мягким, но настойчивым. – Мы в одной лодке.</text:p>
      <text:p text:style-name="P87">– Тебе легко говорить! Тебе не разбивали нос и не оскорбляли угрозами!</text:p>
      <text:p text:style-name="P87">– Ты должен понимать, что у Макса были все основания так себя вести. Твоё поведение вызвало подозрения у него, ведь он мало тебя знает. </text:p>
      <text:p text:style-name="P87">К уговорам Селестии присоединилась Флаттершай.</text:p>
      <text:p text:style-name="P87">– Дискорд, миленький, прости его. Макс хороший. Он просто не знал, что ты тоже хороший...</text:p>
      <text:p text:style-name="P87">У Дискорда покраснели уши и он засмущался и заворчал.</text:p>
      <text:p text:style-name="P8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7">Я пропустил «дятла» мимо ушей.</text:p>
      <text:p text:style-name="P9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8">***</text:p>
      <text:p text:style-name="P8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text:soft-page-break/>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7">Потому разбрасываться такой возможностью не стоит. Если уж тебе повезло оказаться в новом мире — исследуй его сполна!..</text:p>
      <text:p text:style-name="P88">***</text:p>
      <text:p text:style-name="P93">&lt;<text:span text:style-name="T13">сюда можно вставить похождения Дискорда — вторая неопубликованная глава. Первая — секс с Селестией</text:span>&gt;</text:p>
      <text:p text:style-name="P88">***</text:p>
      <text:p text:style-name="P91">– Развяжите мне, наконец, руки! Или хотя бы одну. Плечами жестикулировать неудобно.... </text:p>
      <text:p text:style-name="P91">Я развязал Дискорду левую руку.</text:p>
      <text:p text:style-name="P9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1">Дискорд принялся разминать затёкшее запястье.</text:p>
      <text:p text:style-name="P9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1">– Какое письмо, Корди? – вскинулась до этого зачарованно слушавшая Дискорда Флаттершай.</text:p>
      <text:p text:style-name="P91">– Ну ваше же! Вы с Эпплджек написали мне о своих мытарствах тут. Вежливо так написали, спасибо...</text:p>
      <text:p text:style-name="P91">Флаттершай покрылась пунцовыми пятнами.</text:p>
      <text:p text:style-name="P91">– Я... Мы... – тут она совсем стушевалась.</text:p>
      <text:p text:style-name="P91">– Так а почему ты сказал, что никто не уйдёт в Эквестрию? – наконец перебила Дискорда скучавшая до этого Эпплджек.</text:p>
      <text:p text:style-name="P91">Дискорд уставился на неё долгим взглядом, а потом хлопнул себя по лбу.</text:p>
      <text:p text:style-name="P9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oft-page-break/><text:span text:style-name="T8">(предполагалось, что он уволился, но, чтобы оставить ему путь к отступлению, назвали увольнение творческим отпуском)</text:span><text:span text:style-name="T5">&gt;</text:span></text:p>
      <text:p text:style-name="P91">– И что? – продолжила его мысль Эпплджек.</text:p>
      <text:p text:style-name="P91">–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91">– И?!! – до меня уже дошло, но Эпплджек продолжала тупить.</text:p>
      <text:p text:style-name="P91">– Короче, времени у нас осталось что-то около пятнадцати минут. Или около того. – заявил Дискорд, поднеся к глазам запястье с массивными часами.</text:p>
      <text:p text:style-name="P91">– СКОЛЬКО??? – воскликнули хором я и девушки.</text:p>
      <text:p text:style-name="P91">Дискорд открыл было рот, но его слова заглушил звонок в дверь.</text:p>
      <text:p text:style-name="P91">– ОТКРОЙТЕ, ПОЛИЦИЯ! Вам даётся полминуты, чтобы открыть дверь. Через тридцать секунд дверь будет выбита!</text:p>
      <text:p text:style-name="P9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1">Блядь!</text:p>
      <text:p text:style-name="P91">– На крышу, живо!!! Через окно на кухне! – зашипел Дискорд, отчаянно дёргая узлы свободной рукой.</text:p>
      <text:p text:style-name="P91">Эпплджек, одной рукой сгребя в охапку ноутбук, второй увлекая Флаттершай, кинулась на кухню.</text:p>
      <text:p text:style-name="P91">– А толку? Куда мы с крыши денемся? – спросил я растерянно. Дискорд только раздражённо зарычал в ответ.</text:p>
      <text:p text:style-name="P87">Дверь содрогнулась от мощного удара. Послышался стук падающей штукатурки. Я сломя голову кинулся на кухню.</text:p>
      <text:p text:style-name="P87">– Развяжи меня, идиот!!! – гаркнул вдогонку Дискорд.</text:p>
      <text:p text:style-name="P8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7">– Давай на крышу! Я догоню! – рявкнул он, освобождая вторую руку.</text:p>
      <text:p text:style-name="P87">От второго удара дверная коробка крякнула и наполовину въехала в коридор. </text:p>
      <text:p text:style-name="P8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7">Верёвка в кухонном окне дёргалась от движений лезущих по ней Флатти и Эпплджек. Я словил её рукой и стал на подоконник.</text:p>
      <text:p text:style-name="P87">Чёрт!</text:p>
      <text:p text:style-name="P8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7">Но нет, триста тысяч чертей, раз девушки смогли – я тоже смогу!</text:p>
      <text:p text:style-name="P8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text:soft-page-break/>прилегала к парапету, что лезть по ней вверх не было решительно никакой возможности.</text:p>
      <text:p text:style-name="P87">Я успел сократить расстояние до Эпплджек наполовину, когда девушки нашли решение.</text:p>
      <text:p text:style-name="P8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7">Я выдохнул.</text:p>
      <text:p text:style-name="P8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7">Чёрт! Чёрт! Чёрт! Чёрт!</text:p>
      <text:p text:style-name="P87">Бля!!!...</text:p>
      <text:p text:style-name="P87">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7"/>
      <text:h text:style-name="P123" text:outline-level="2">Назад, в Эквестрию</text:h>
      <text:p text:style-name="P87"/>
      <text:p text:style-name="P87">Долго паниковать не пришлось. </text:p>
      <text:p text:style-name="P87">Я почувствовал сильный рывок за шиворот и захват поперёк груди. </text:p>
      <text:p text:style-name="P87">– ОТПУСТИ ДЕВЧОНКУ!!! – загрохотало мне в ухо. Я открыл глаза.</text:p>
      <text:p text:style-name="P8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7">Я чуть поднял глаза и уставился в чешуйчатую морду дракона.</text:p>
      <text:p text:style-name="P87">– Отпусти Эпплджек. Я её держу. – повторил Дискорд. – Мне сбалансироваться надо. Вы не такие уж и лёгкие.</text:p>
      <text:p text:style-name="P8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7">Наконец это ему удалось, и дальнейший подъём на крышу происходил в молчании.</text:p>
      <text:p text:style-name="P87">Ветер гулял между телевизионных антенн, вырывал слова из уст и уносил их прочь. Но и без слов было <text:soft-page-break/>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7">Флаттершай оторвала заплаканное лицо от моей ветровки.</text:p>
      <text:p text:style-name="P87">– Да-да, ты прав, Корди. Я готова.</text:p>
      <text:p text:style-name="P87">На длинной шее Дискорда разместились Эпплджек и Флаттершай. Я, для сохранения баланса, разместился позади крыльев.</text:p>
      <text:p text:style-name="P87">Дискорд расправил крылья и начал короткую пробежку к краю.</text:p>
      <text:p text:style-name="P9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7">И мы полетели навстречу закату.</text:p>
      <text:p text:style-name="P8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7">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7">– Пристегните ремни! – проревел Дискорд, резко ускоряясь. – Будет весело!!!</text:p>
      <text:p text:style-name="P8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7">– ЙУУУУУУУХХХУУУУУ!!! – заорал Дискорд, сложил крылья и врезался в шар.</text:p>
      <text:p text:style-name="P92">&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8" text:outline-level="1">Беседа за столиком в ночи</text:h>
      <text:p text:style-name="P64">Из-за заинтересованности Эквуса в Максе, тому не приходится прилагать усилий для 34 — на что ему указывает Анакорн</text:p>
      <text:p text:style-name="P6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7">Я попытался закричать, но, как и в прошлый раз, лишь молча открывал рот по-рыбьему. Путь в <text:soft-page-break/>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2"><text:span text:style-name="T1">– </text:span>Анакорн. <text:span text:style-name="T1">– о</text:span>трекомендовался он. <text:span text:style-name="T5">– </text:span><text:span text:style-name="T1">Демиург.</text:span></text:p>
      <text:p text:style-name="P62"><text:span text:style-name="T1">– </text:span>П-привет. Макс. <text:span text:style-name="T1">– в</text:span> смятении представился я.</text:p>
      <text:p text:style-name="P6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7"/>
      <text:p text:style-name="P62"><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7"/>
      <text:p text:style-name="P6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2"><text:span text:style-name="T1">Юноша</text:span> закинул ногу за ногу и пытливо смотрел на меня, играя карандашём .</text:p>
      <text:p text:style-name="P62">Я совсем запутался.</text:p>
      <text:p text:style-name="P62"><text:span text:style-name="T1">– </text:span>Какая проблема? Какое решение? Кто ты <text:span text:style-name="T1">вообще</text:span>?</text:p>
      <text:p text:style-name="P62"><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7">– Стоп, не торопись. – у меня голова пошла кругом от информации. – Я ничего не понял. Какие-такие <text:soft-page-break/>проблемы? Какие варианты? Зачем его поддерживать?</text:p>
      <text:p text:style-name="P67">Анакорн недовольно поморщился, но продолжил.</text:p>
      <text:p text:style-name="P6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7">На голограмме появилась солнечная система Эквуса. Почему-то в центре системы был сам Эквус. Вокруг него вращались солнце и луна.</text:p>
      <text:p text:style-name="P67">Анакорн плюхнулся обратно в кресло и схватился за голову. Потом, немного успокоившись, продолжил.</text:p>
      <text:p text:style-name="P6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7">Анакорн отпил из стакана и продолжил.</text:p>
      <text:p text:style-name="P6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text:span><text:soft-page-break/><text:span text:style-name="T1">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7">Анакорн постучал по столику указкой. Солнечная система увеличилась, оставив в поле зрения только шар Эквуса.</text:p>
      <text:p text:style-name="P6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1">старом аналоговом телевизоре.</text:span></text:p>
      <text:p text:style-name="P69">Ко мне наконец-то пришло понимание ситуации.</text:p>
      <text:p text:style-name="P6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7">Анакорн смутился.</text:p>
      <text:p text:style-name="P6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7">(<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7"><text:span text:style-name="T10">– Сам ты раздолбай! – произнёс, наконец, Свирл</text:span>)</text:p>
      <text:p text:style-name="P67">… И создали вы его достаточно топорно — видишь, он трещит по швам.</text:p>
      <text:p text:style-name="P67">– Хмм. То есть, это брони создали Эквус?</text:p>
      <text:p text:style-name="P6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7">Я вспомнил события последнего года <text:span text:style-name="T5">&lt;</text:span>упомянуть в эпизоде на Терре, что МЛП-сериал закрылся год назад<text:span text:style-name="T5">&gt;</text:span></text:p>
      <text:p text:style-name="P6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7">Анакорн с такой силой сжал карандаш, что он хрустнул.</text:p>
      <text:p text:style-name="P6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7">– Мне нужна помощь. Твоя помощь. Видишь, Эквус руками сестричек и старого пройдохи Дискорда <text:soft-page-break/>выбрал тебя. Значит, знает о тебе что-то такое, чем ты можешь помочь ему реализоваться. Помоги ему. Помоги мне, и я в долгу не останусь.</text:p>
      <text:p text:style-name="P6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4">– </text:p>
      <text:p text:style-name="P6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9">– Верни Рэйнбоу!!!</text:p>
      <text:p text:style-name="P69">Обломки карандаша выпали из кулака Анакорна на столик.</text:p>
      <text:p text:style-name="P69">– Э-э-э… м-м-м… ну-у-у... Нельзя сказать, что это совсем невыполнимо… Но, прямо скажу, задачка не для студента!</text:p>
      <text:p text:style-name="P69">– А ты студент?</text:p>
      <text:p text:style-name="P6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9">– Нет. Плата остаётся неизменной. Тут мы квиты. У меня тоже мало шансов помочь тебе — я не имею ни малейшего понятия, как это сделать.</text:p>
      <text:p text:style-name="P69">Ставшие почти прозрачными стены комнаты снова обрели материальность. Анакорн пожал плечами и протянул мне руку через столик.</text:p>
      <text:p text:style-name="P6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text:soft-page-break/>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9">Я задумался.</text:p>
      <text:p text:style-name="P6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9">Анакорн почесал в затылке.</text:p>
      <text:p text:style-name="P69">– А кьютимарки? Как, <text:span text:style-name="T5">&lt;</text:span><text:span text:style-name="T15">чёрт</text:span><text:span text:style-name="T5">&gt;</text:span> меня побери, объяснить кьютимарки?</text:p>
      <text:p text:style-name="P69">– А кьютимарки ты сам даришь пони, когда распознаёшь их жизненное предназначение.</text:p>
      <text:p text:style-name="P6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9">Я пожал плечами.</text:p>
      <text:p text:style-name="P69">– А по-другому я не могу объяснить их появление. К сожалению.</text:p>
      <text:p text:style-name="P10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1">– Хорошо. Уболтал. Кьютимарки беру на себя. Так и знал, что мне самое трудное достанется!</text:p>
      <text:p text:style-name="P10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1">Анакорн проследил мой взгляд.</text:p>
      <text:p text:style-name="P101">– Нечего так смотреть. Если я стану применять магию вместо ловкости, теряется весь смысл упражнения... О, глянь-ка на Эквус!</text:p>
      <text:p text:style-name="P10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1"/>
      <text:p text:style-name="P103">Да, т<text:span text:style-name="T3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4"/>
      <text:p text:style-name="P10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3"/>
      <text:p text:style-name="P101"><text:soft-page-break/>Я опять задумался. В голове было пусто. Хотя, если подумать с точки зрения программиста, можно... Наверное можно, раз все предыдущее прокатило...</text:p>
      <text:p text:style-name="P102">–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2">– Не понял? Это как? Как ты совместишь разрушенную магическими войнами Эквестрию с романтически-сексуальным раем для попаданцев?</text:p>
      <text:p text:style-name="P102"><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2">Анакорн долго мусолил карандаш, а потом вдруг заржал.</text:p>
      <text:p text:style-name="P102"><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2"><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2">Анакорн примирительно похлопал меня по плечу.</text:p>
      <text:p text:style-name="P102"><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2">Я подозрительно посмотрел на Анакорна.</text:p>
      <text:p text:style-name="P102"><text:span text:style-name="T5">– </text:span>Какой ещё, нафиг, «мой фанфик»? Я никакого фанфика не писал. И не собираюсь, вообще-то.</text:p>
      <text:p text:style-name="P102">Анакорн ехидно ухмыльнулся и откинулся в кресле, переплетя пальцы за затылком.</text:p>
      <text:p text:style-name="P102"><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1"><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1"><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1"><text:span text:style-name="T5">– </text:span>Факн щит<text:note text:id="ftn13" text:note-class="footnote"><text:note-citation>13</text:note-citation><text:note-body><text:p text:style-name="P9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1">Анакорн развёл руками.</text:p>
      <text:p text:style-name="P101"><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1">Я в растерянности смотрел на голубую модель Эквуса, по которой теперь лишь изредка пробегала <text:soft-page-break/>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1">Анакорн, глядя на мои терзания, понимающе кивнул и продолжил.</text:p>
      <text:p text:style-name="P6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7">– Гм! Я бы попросил тебя не касаться моих отношений с Рэйнбоу!</text:p>
      <text:p text:style-name="P6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7">У меня сердце буквально ухнуло куда-то вниз, в область желудка.</text:p>
      <text:p text:style-name="P6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7">– Та ладно, не утешай. Я не маленький ребёнок. Долг платежом красен. Сделаю то, что ты хочешь. Как сумею.</text:p>
      <text:p text:style-name="P6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7">Анакорн наблюдал за мной без улыбки. По его нейтральному выражению лица невозможно было догадаться, о чём он думает.</text:p>
      <text:p text:style-name="P67">– Ну вот и отлично. Рад, что мы наконец-то пришли к сделке.</text:p>
      <text:p text:style-name="P7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0">– Пора закругляться. Ты начинаешь сгорать. Надо утрясти последние детали, пока ещё есть пару минут.</text:p>
      <text:p text:style-name="P67">– Валяй. Я тебя внимательно слушаю.</text:p>
      <text:p text:style-name="P6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7">– А я разве сплю?</text:p>
      <text:p text:style-name="P67">– Сейчас — нет. Но как только мы закроем сделку — проснёшься. Потому что нет иного способа вернуть тебя в реальный мир.</text:p>
      <text:p text:style-name="P67">– Эээ, постой. А как я в Эквестрию и обратно возвращался?</text:p>
      <text:p text:style-name="P67"><text:soft-page-break/>–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7">Так вот, возвращать тебя обратно в твой мир я не буду. </text:p>
      <text:p text:style-name="P67">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7">– Ты ещё увидишь пару снов на прощание. Удачи!</text:p>
      <text:p text:style-name="P67"/>
      <text:p text:style-name="P68">***</text:p>
      <text:p text:style-name="P68"/>
      <text:p text:style-name="P67">&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7"/>
      <text:p text:style-name="P67">–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7">– Пожалста. – ответил я безучастно. – Всегда рад. Только Вам не нужно было ТАК распинаться, чтобы заручиться моей помощью.</text:p>
      <text:p text:style-name="P67">Селестия на мгновение смутилась, но продолжила.</text:p>
      <text:p text:style-name="P67">&lt;<text:span text:style-name="T12"> - Ты морочила мне яйца, чтобы заинтересовать? Всё, как Свирл указал?</text:span></text:p>
      <text:p text:style-name="P6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4">Я покачал головой.</text:p>
      <text:p text:style-name="P67"><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7">– <text:s text:c="2"/>За благополучие Эквестрии я бы и не ТАК разопнулась,<text:span text:style-name="T5">&lt;</text:span><text:span text:style-name="T12">я могла бы поведать тебе неисчислимые </text:span><text:soft-page-break/><text:span text:style-name="T12">тайны магии, открыть многие законы мироздания... Но тебе был интересен только секс. Мне пришлось дать его тебе</text:span><text:span text:style-name="T5">&gt;</text:span>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7">Селестия кивнула, соглашаясь, и образ её начал меркнуть.</text:p>
      <text:p text:style-name="P92">– <text:span text:style-name="T1">Окей. Будь счастлив и... спасибо тебе за всё, Макс.</text:span></text:p>
      <text:p text:style-name="P87">…</text:p>
      <text:p text:style-name="P92">–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7">Он нахлобучил на себя невесть откуда взявшуюся двууголку.</text:p>
      <text:p text:style-name="P87">– Как вам это нравится, господа?! Дискорд — спаситель Эквестрии! А ведь звучит!!! Разрешите откланяться!..</text:p>
      <text:p text:style-name="P87"/>
      <text:list xml:id="list807580256406140190" text:style-name="L8">
        <text:list-header>
          <text:p text:style-name="P116">(<text:span text:style-name="T19">Луна — как повелительница снов, слышала разговор Макса с Анакорном</text:span>)</text:p>
          <text:p text:style-name="P117"/>
        </text:list-header>
      </text:list>
      <text:p text:style-name="P88">***</text:p>
      <text:p text:style-name="P62"><text:span text:style-name="T1">–</text:span> Ты?..</text:p>
      <text:p text:style-name="P62"><text:span text:style-name="T1">–</text:span> Ты??!</text:p>
      <text:p text:style-name="P62"><text:span text:style-name="T1">–</text:span> Ты мне снишься??</text:p>
      <text:p text:style-name="P62"><text:span text:style-name="T1">–</text:span> Это ты мне снишься!!</text:p>
      <text:p text:style-name="P62"><text:span text:style-name="T1">–</text:span> Неважно… Пусть мы друг-другу снимся… Ты как, Дэш?</text:p>
      <text:p text:style-name="P6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2"><text:span text:style-name="T1">–</text:span> И я в порядке. Вот, возвращаюсь в свой мир. Ну, не совсем в свой. Почти в свой.</text:p>
      <text:p text:style-name="P62"><text:span text:style-name="T1">–</text:span> Навсегда?</text:p>
      <text:p text:style-name="P62"><text:span text:style-name="T1">–</text:span> Скорее всего, да.</text:p>
      <text:p text:style-name="P62"><text:span text:style-name="T1">–</text:span> Это плохо. Я хотела тебе сказать…</text:p>
      <text:p text:style-name="P62"><text:span text:style-name="T1">–</text:span> Не надо, Дэш. Не стоит терзать себя. Мне тоже очень хотелось остаться. Но так надо. Мне очень жаль…</text:p>
      <text:p text:style-name="P62"><text:span text:style-name="T1">–</text:span> Ну и ладно… А я всё равно скажу! Мне не хочется, чтобы ты уходил. Хочу, чтобы ты был рядом. <text:soft-page-break/>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2"><text:span text:style-name="T1">–</text:span> И тебя, и Твайлайт, и Рэрити, и Селестию, и всех-всех-всех… Таковы правила.</text:p>
      <text:p text:style-name="P62"><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2">Я опустил руку на шею Дэш и ощутил теплоту и лёгкое покалывание в пустоте.</text:p>
      <text:p text:style-name="P62"><text:span text:style-name="T5">–</text:span> Мне кажется, Дэш, <text:span text:style-name="T1">м</text:span>ы найдём способ связаться. Рано или поздно.</text:p>
      <text:p text:style-name="P62"><text:span text:style-name="T1">–</text:span> И лучше рано, чем поздно! Я не люблю ждать!</text:p>
      <text:p text:style-name="P62"><text:span text:style-name="T1">–</text:span> Да, Дэш. <text:span text:style-name="T1">–</text:span> её образ начал таять. <text:span text:style-name="T1">–</text:span> Да, я помню. Я всё ещё помню…</text:p>
      <text:p text:style-name="P62"/>
      <text:h text:style-name="P123" text:outline-level="2">Земля</text:h>
      <text:p text:style-name="P65">Музыкальная тема из бегущего по лезвию бритвы — <text:span text:style-name="T5">Mission impossible</text:span></text:p>
      <text:p text:style-name="P66">&lt;Ужас возвращения из тёплого волшебного мира друзей в холодную скучную реальность.&gt;</text:p>
      <text:p text:style-name="P6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0"><text:span text:style-name="T1">Я нашарил ногами тапки и пошёл в ванную. Проходя мимо стола, зацепился взглядом за</text:span> эскиз <text:span text:style-name="T1">рисунка</text:span>.</text:p>
      <text:p text:style-name="P6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1">Доставая из стола ключи от машины, опять наткнулся взглядом на эскиз.</text:p>
      <text:p text:style-name="P6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1"><text:soft-page-break/>Назову-ка я фантазию «Последний фанфик».</text:p>
      <text:p text:style-name="P61"/>
      <text:p text:style-name="P61"/>
      <text:p text:style-name="P61"/>
      <text:p text:style-name="P62"/>
      <text:p text:style-name="P62"/>
      <text:p text:style-name="P62"/>
      <text:p text:style-name="P62"/>
      <text:p text:style-name="P62"/>
      <text:p text:style-name="P62"/>
      <text:p text:style-name="P62"/>
      <text:p text:style-name="P6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2"/>
      <text:p text:style-name="P6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2"/>
      <text:p text:style-name="P62"/>
      <text:p text:style-name="P62"/>
      <text:p text:style-name="P62"/>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oft-page-break/><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2"/>
      <text:p text:style-name="P62"/>
      <text:p text:style-name="P62"/>
      <text:p text:style-name="P62"/>
      <text:p text:style-name="P97"/>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5-13T19:18:25.574086855</dc:date>
    <meta:editing-duration>P63DT20H5M8S</meta:editing-duration>
    <meta:editing-cycles>2961</meta:editing-cycles>
    <meta:generator>LibreOffice/5.0.2.2$Linux_X86_64 LibreOffice_project/00m0$Build-2</meta:generator>
    <meta:document-statistic meta:table-count="0" meta:image-count="0" meta:object-count="0" meta:page-count="137" meta:paragraph-count="2828" meta:word-count="63375" meta:character-count="420600" meta:non-whitespace-character-count="356978"/>
  </office:meta>
</office:document-meta>
</file>